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3c9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9f3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55f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329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01d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66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ac1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55f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3da1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329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566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469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488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14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65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68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99d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597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b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48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5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65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27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ae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f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d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3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d2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20c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ec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2bf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d8a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d7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33af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366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e25c4" officeooo:paragraph-rsid="44ee2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66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77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eba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ec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733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37dc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5ac1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77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style:font-name="標楷體1" officeooo:rsid="454329cf"/>
    </style:style>
    <style:style style:name="T13" style:family="text">
      <style:text-properties fo:color="#333333" style:font-name="標楷體1" officeooo:rsid="454a2d0b"/>
    </style:style>
    <style:style style:name="T14" style:family="text">
      <style:text-properties fo:color="#333333" officeooo:rsid="410e07f7"/>
    </style:style>
    <style:style style:name="T15" style:family="text">
      <style:text-properties fo:color="#333333" officeooo:rsid="42b89166"/>
    </style:style>
    <style:style style:name="T1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" style:family="text">
      <style:text-properties fo:color="#333333" style:font-name="標楷體1" style:font-name-asian="標楷體1"/>
    </style:style>
    <style:style style:name="T18" style:family="text">
      <style:text-properties fo:color="#333333" style:font-name="標楷體1" officeooo:rsid="42f10457" style:font-name-asian="標楷體1"/>
    </style:style>
    <style:style style:name="T19" style:family="text">
      <style:text-properties fo:color="#333333" style:font-name="標楷體1" officeooo:rsid="42d30ac0" style:font-name-asian="標楷體1"/>
    </style:style>
    <style:style style:name="T20" style:family="text">
      <style:text-properties fo:color="#333333" style:font-name="標楷體1" officeooo:rsid="431d0997" style:font-name-asian="標楷體1"/>
    </style:style>
    <style:style style:name="T21" style:family="text">
      <style:text-properties fo:color="#333333" style:font-name="標楷體1" officeooo:rsid="455ebaac" style:font-name-asian="標楷體1"/>
    </style:style>
    <style:style style:name="T22" style:family="text">
      <style:text-properties fo:color="#333333" officeooo:rsid="4464623a"/>
    </style:style>
    <style:style style:name="T23" style:family="text">
      <style:text-properties fo:color="#333333" officeooo:rsid="454329cf"/>
    </style:style>
    <style:style style:name="T24" style:family="text">
      <style:text-properties officeooo:rsid="410d64e4"/>
    </style:style>
    <style:style style:name="T25" style:family="text">
      <style:text-properties officeooo:rsid="410e07f7"/>
    </style:style>
    <style:style style:name="T26" style:family="text">
      <style:text-properties officeooo:rsid="410ebeb3"/>
    </style:style>
    <style:style style:name="T27" style:family="text">
      <style:text-properties officeooo:rsid="4118afc0"/>
    </style:style>
    <style:style style:name="T28" style:family="text">
      <style:text-properties style:font-name="標楷體1"/>
    </style:style>
    <style:style style:name="T29" style:family="text">
      <style:text-properties style:font-name="標楷體1" officeooo:rsid="41195f75"/>
    </style:style>
    <style:style style:name="T30" style:family="text">
      <style:text-properties style:font-name="標楷體1" officeooo:rsid="411dbb8a"/>
    </style:style>
    <style:style style:name="T31" style:family="text">
      <style:text-properties style:font-name="標楷體1" officeooo:rsid="4118afc0"/>
    </style:style>
    <style:style style:name="T32" style:family="text">
      <style:text-properties style:font-name="標楷體1" officeooo:rsid="41399fb9"/>
    </style:style>
    <style:style style:name="T33" style:family="text">
      <style:text-properties style:font-name="標楷體1" officeooo:rsid="41601c73"/>
    </style:style>
    <style:style style:name="T34" style:family="text">
      <style:text-properties style:font-name="標楷體1" officeooo:rsid="41a5e5d2"/>
    </style:style>
    <style:style style:name="T35" style:family="text">
      <style:text-properties style:font-name="標楷體1" officeooo:rsid="376c64b1"/>
    </style:style>
    <style:style style:name="T36" style:family="text">
      <style:text-properties style:font-name="標楷體1" officeooo:rsid="416c9a5a"/>
    </style:style>
    <style:style style:name="T37" style:family="text">
      <style:text-properties style:font-name="標楷體1" officeooo:rsid="4183914b"/>
    </style:style>
    <style:style style:name="T38" style:family="text">
      <style:text-properties style:font-name="標楷體1" officeooo:rsid="4186ea5f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4118afc0" style:font-name-asian="標楷體1"/>
    </style:style>
    <style:style style:name="T41" style:family="text">
      <style:text-properties style:font-name="標楷體1" officeooo:rsid="43159f7f" style:font-name-asian="標楷體1"/>
    </style:style>
    <style:style style:name="T42" style:family="text">
      <style:text-properties style:font-name="標楷體1" officeooo:rsid="43201109" style:font-name-asian="標楷體1"/>
    </style:style>
    <style:style style:name="T43" style:family="text">
      <style:text-properties style:font-name="標楷體1" officeooo:rsid="4325bd46" style:font-name-asian="標楷體1"/>
    </style:style>
    <style:style style:name="T44" style:family="text">
      <style:text-properties style:font-name="標楷體1" officeooo:rsid="4330e5f9" style:font-name-asian="標楷體1"/>
    </style:style>
    <style:style style:name="T45" style:family="text">
      <style:text-properties style:font-name="標楷體1" officeooo:rsid="433dd176" style:font-name-asian="標楷體1"/>
    </style:style>
    <style:style style:name="T46" style:family="text">
      <style:text-properties style:font-name="標楷體1" officeooo:rsid="433f5936" style:font-name-asian="標楷體1"/>
    </style:style>
    <style:style style:name="T47" style:family="text">
      <style:text-properties style:font-name="標楷體1" officeooo:rsid="4340faf2" style:font-name-asian="標楷體1"/>
    </style:style>
    <style:style style:name="T48" style:family="text">
      <style:text-properties style:font-name="標楷體1" officeooo:rsid="434359b0" style:font-name-asian="標楷體1"/>
    </style:style>
    <style:style style:name="T49" style:family="text">
      <style:text-properties style:font-name="標楷體1" officeooo:rsid="434359b0" style:font-name-asian="標楷體1" style:font-name-complex="Liberation Serif1"/>
    </style:style>
    <style:style style:name="T50" style:family="text">
      <style:text-properties style:font-name="標楷體1" officeooo:rsid="43beb9ea" style:font-name-asian="標楷體1" style:font-name-complex="Liberation Serif1"/>
    </style:style>
    <style:style style:name="T51" style:family="text">
      <style:text-properties style:font-name="標楷體1" officeooo:rsid="43c0403f" style:font-name-asian="標楷體1" style:font-name-complex="Liberation Serif1"/>
    </style:style>
    <style:style style:name="T52" style:family="text">
      <style:text-properties style:font-name="標楷體1" officeooo:rsid="43c167a2" style:font-name-asian="標楷體1" style:font-name-complex="Liberation Serif1"/>
    </style:style>
    <style:style style:name="T53" style:family="text">
      <style:text-properties style:font-name="標楷體1" officeooo:rsid="454329cf" style:font-name-asian="標楷體1" style:font-name-complex="Liberation Serif1"/>
    </style:style>
    <style:style style:name="T54" style:family="text">
      <style:text-properties style:font-name="標楷體1" officeooo:rsid="4376ef03" style:font-name-asian="標楷體1"/>
    </style:style>
    <style:style style:name="T55" style:family="text">
      <style:text-properties style:font-name="標楷體1" officeooo:rsid="43d69106" style:font-name-asian="標楷體1"/>
    </style:style>
    <style:style style:name="T56" style:family="text">
      <style:text-properties style:font-name="標楷體1" officeooo:rsid="43f15712" style:font-name-asian="標楷體1"/>
    </style:style>
    <style:style style:name="T57" style:family="text">
      <style:text-properties style:font-name="標楷體1" officeooo:rsid="44232cd9" style:font-name-asian="標楷體1"/>
    </style:style>
    <style:style style:name="T58" style:family="text">
      <style:text-properties style:font-name="標楷體1" officeooo:rsid="4430e334" style:font-name-asian="標楷體1"/>
    </style:style>
    <style:style style:name="T59" style:family="text">
      <style:text-properties style:font-name="標楷體1" officeooo:rsid="44325396" style:font-name-asian="標楷體1"/>
    </style:style>
    <style:style style:name="T60" style:family="text">
      <style:text-properties style:font-name="標楷體1" officeooo:rsid="443f624c" style:font-name-asian="標楷體1"/>
    </style:style>
    <style:style style:name="T61" style:family="text">
      <style:text-properties style:font-name="標楷體1" officeooo:rsid="4440324b" style:font-name-asian="標楷體1"/>
    </style:style>
    <style:style style:name="T62" style:family="text">
      <style:text-properties style:font-name="標楷體1" officeooo:rsid="44406b3d" style:font-name-asian="標楷體1"/>
    </style:style>
    <style:style style:name="T63" style:family="text">
      <style:text-properties style:font-name="標楷體1" officeooo:rsid="44417ba1" style:font-name-asian="標楷體1"/>
    </style:style>
    <style:style style:name="T64" style:family="text">
      <style:text-properties style:font-name="標楷體1" officeooo:rsid="4445bc97" style:font-name-asian="標楷體1"/>
    </style:style>
    <style:style style:name="T65" style:family="text">
      <style:text-properties style:font-name="標楷體1" officeooo:rsid="44491710" style:font-name-asian="標楷體1"/>
    </style:style>
    <style:style style:name="T66" style:family="text">
      <style:text-properties style:font-name="標楷體1" officeooo:rsid="44494513" style:font-name-asian="標楷體1"/>
    </style:style>
    <style:style style:name="T67" style:family="text">
      <style:text-properties style:font-name="標楷體1" officeooo:rsid="44499477" style:font-name-asian="標楷體1"/>
    </style:style>
    <style:style style:name="T68" style:family="text">
      <style:text-properties style:font-name="標楷體1" officeooo:rsid="4453a3e0" style:font-name-asian="標楷體1"/>
    </style:style>
    <style:style style:name="T69" style:family="text">
      <style:text-properties style:font-name="標楷體1" officeooo:rsid="4453bfcf" style:font-name-asian="標楷體1"/>
    </style:style>
    <style:style style:name="T70" style:family="text">
      <style:text-properties style:font-name="標楷體1" officeooo:rsid="4461aad3" style:font-name-asian="標楷體1"/>
    </style:style>
    <style:style style:name="T71" style:family="text">
      <style:text-properties style:font-name="標楷體1" officeooo:rsid="4464623a" style:font-name-asian="標楷體1"/>
    </style:style>
    <style:style style:name="T72" style:family="text">
      <style:text-properties style:font-name="標楷體1" officeooo:rsid="4489f831" style:font-name-asian="標楷體1"/>
    </style:style>
    <style:style style:name="T73" style:family="text">
      <style:text-properties style:font-name="標楷體1" officeooo:rsid="448ba16e" style:font-name-asian="標楷體1"/>
    </style:style>
    <style:style style:name="T74" style:family="text">
      <style:text-properties style:font-name="標楷體1" officeooo:rsid="44a141ba" style:font-name-asian="標楷體1"/>
    </style:style>
    <style:style style:name="T75" style:family="text">
      <style:text-properties style:font-name="標楷體1" officeooo:rsid="44a2ecfb" style:font-name-asian="標楷體1"/>
    </style:style>
    <style:style style:name="T76" style:family="text">
      <style:text-properties style:font-name="標楷體1" officeooo:rsid="44aabeac" style:font-name-asian="標楷體1"/>
    </style:style>
    <style:style style:name="T77" style:family="text">
      <style:text-properties style:font-name="標楷體1" officeooo:rsid="44b47856" style:font-name-asian="標楷體1"/>
    </style:style>
    <style:style style:name="T78" style:family="text">
      <style:text-properties style:font-name="標楷體1" officeooo:rsid="44b5d08b" style:font-name-asian="標楷體1"/>
    </style:style>
    <style:style style:name="T79" style:family="text">
      <style:text-properties style:font-name="標楷體1" officeooo:rsid="44b84d14" style:font-name-asian="標楷體1"/>
    </style:style>
    <style:style style:name="T80" style:family="text">
      <style:text-properties style:font-name="標楷體1" officeooo:rsid="44c8e52c" style:font-name-asian="標楷體1"/>
    </style:style>
    <style:style style:name="T81" style:family="text">
      <style:text-properties style:font-name="標楷體1" officeooo:rsid="44cd75e1" style:font-name-asian="標楷體1"/>
    </style:style>
    <style:style style:name="T82" style:family="text">
      <style:text-properties style:font-name="標楷體1" officeooo:rsid="44d73323" style:font-name-asian="標楷體1"/>
    </style:style>
    <style:style style:name="T83" style:family="text">
      <style:text-properties style:font-name="標楷體1" officeooo:rsid="44d8ea4c" style:font-name-asian="標楷體1"/>
    </style:style>
    <style:style style:name="T84" style:family="text">
      <style:text-properties style:font-name="標楷體1" officeooo:rsid="44dab67f" style:font-name-asian="標楷體1"/>
    </style:style>
    <style:style style:name="T85" style:family="text">
      <style:text-properties style:font-name="標楷體1" officeooo:rsid="451ec8a6" style:font-name-asian="標楷體1"/>
    </style:style>
    <style:style style:name="T86" style:family="text">
      <style:text-properties style:font-name="標楷體1" officeooo:rsid="454329cf" style:font-name-asian="標楷體1"/>
    </style:style>
    <style:style style:name="T87" style:family="text">
      <style:text-properties style:font-name="標楷體1" officeooo:rsid="45447e11" style:font-name-asian="標楷體1"/>
    </style:style>
    <style:style style:name="T88" style:family="text">
      <style:text-properties style:font-name="標楷體1" officeooo:rsid="376c64b1" style:font-name-asian="標楷體1"/>
    </style:style>
    <style:style style:name="T89" style:family="text">
      <style:text-properties style:font-name="標楷體1" officeooo:rsid="45469b43" style:font-name-asian="標楷體1"/>
    </style:style>
    <style:style style:name="T90" style:family="text">
      <style:text-properties style:font-name="標楷體1" officeooo:rsid="420769c0"/>
    </style:style>
    <style:style style:name="T91" style:family="text">
      <style:text-properties style:font-name="標楷體1" officeooo:rsid="420bd45e"/>
    </style:style>
    <style:style style:name="T92" style:family="text">
      <style:text-properties style:font-name="標楷體1" officeooo:rsid="421a3630"/>
    </style:style>
    <style:style style:name="T93" style:family="text">
      <style:text-properties style:font-name="標楷體1" officeooo:rsid="421c3ab7"/>
    </style:style>
    <style:style style:name="T94" style:family="text">
      <style:text-properties style:font-name="標楷體1" officeooo:rsid="41ea4d99"/>
    </style:style>
    <style:style style:name="T95" style:family="text">
      <style:text-properties style:font-name="標楷體1" officeooo:rsid="423e13c0"/>
    </style:style>
    <style:style style:name="T96" style:family="text">
      <style:text-properties style:font-name="標楷體1" officeooo:rsid="423fc47f"/>
    </style:style>
    <style:style style:name="T97" style:family="text">
      <style:text-properties style:font-name="標楷體1" officeooo:rsid="424235df"/>
    </style:style>
    <style:style style:name="T98" style:family="text">
      <style:text-properties style:font-name="標楷體1" officeooo:rsid="42439cd9"/>
    </style:style>
    <style:style style:name="T99" style:family="text">
      <style:text-properties style:font-name="標楷體1" officeooo:rsid="420a7ee4"/>
    </style:style>
    <style:style style:name="T100" style:family="text">
      <style:text-properties style:font-name="標楷體1" officeooo:rsid="424d1c54"/>
    </style:style>
    <style:style style:name="T101" style:family="text">
      <style:text-properties style:font-name="標楷體1" officeooo:rsid="42558899"/>
    </style:style>
    <style:style style:name="T102" style:family="text">
      <style:text-properties style:font-name="標楷體1" officeooo:rsid="427749e4"/>
    </style:style>
    <style:style style:name="T103" style:family="text">
      <style:text-properties style:font-name="標楷體1" officeooo:rsid="42d289da"/>
    </style:style>
    <style:style style:name="T104" style:family="text">
      <style:text-properties style:font-name="標楷體1" officeooo:rsid="431308b3"/>
    </style:style>
    <style:style style:name="T105" style:family="text">
      <style:text-properties style:font-name="標楷體1" officeooo:rsid="43178dad"/>
    </style:style>
    <style:style style:name="T106" style:family="text">
      <style:text-properties style:font-name="標楷體1" officeooo:rsid="431862a0"/>
    </style:style>
    <style:style style:name="T107" style:family="text">
      <style:text-properties style:font-name="標楷體1" officeooo:rsid="4318a2cc"/>
    </style:style>
    <style:style style:name="T108" style:family="text">
      <style:text-properties style:font-name="標楷體1" officeooo:rsid="43347dc1"/>
    </style:style>
    <style:style style:name="T109" style:family="text">
      <style:text-properties style:font-name="標楷體1" officeooo:rsid="43474ae5"/>
    </style:style>
    <style:style style:name="T110" style:family="text">
      <style:text-properties style:font-name="標楷體1" officeooo:rsid="4330e5f9"/>
    </style:style>
    <style:style style:name="T111" style:family="text">
      <style:text-properties style:font-name="標楷體1" officeooo:rsid="43159f7f"/>
    </style:style>
    <style:style style:name="T112" style:family="text">
      <style:text-properties style:font-name="標楷體1" officeooo:rsid="4340faf2"/>
    </style:style>
    <style:style style:name="T113" style:family="text">
      <style:text-properties style:font-name="標楷體1" officeooo:rsid="424c35f8"/>
    </style:style>
    <style:style style:name="T114" style:family="text">
      <style:text-properties style:font-name="標楷體1" officeooo:rsid="435755fd"/>
    </style:style>
    <style:style style:name="T115" style:family="text">
      <style:text-properties style:font-name="標楷體1" officeooo:rsid="435bbcfc"/>
    </style:style>
    <style:style style:name="T116" style:family="text">
      <style:text-properties style:font-name="標楷體1" officeooo:rsid="43606983"/>
    </style:style>
    <style:style style:name="T117" style:family="text">
      <style:text-properties style:font-name="標楷體1" officeooo:rsid="4386882c"/>
    </style:style>
    <style:style style:name="T118" style:family="text">
      <style:text-properties style:font-name="標楷體1" officeooo:rsid="43882850"/>
    </style:style>
    <style:style style:name="T119" style:family="text">
      <style:text-properties style:font-name="標楷體1" officeooo:rsid="08476271"/>
    </style:style>
    <style:style style:name="T120" style:family="text">
      <style:text-properties style:font-name="標楷體1" style:text-underline-style="solid" style:text-underline-width="auto" style:text-underline-color="font-color" officeooo:rsid="08476271"/>
    </style:style>
    <style:style style:name="T121" style:family="text">
      <style:text-properties style:font-name="標楷體1" style:text-underline-style="solid" style:text-underline-width="auto" style:text-underline-color="font-color" officeooo:rsid="4385b2e9"/>
    </style:style>
    <style:style style:name="T122" style:family="text">
      <style:text-properties style:font-name="標楷體1" officeooo:rsid="4376ef03"/>
    </style:style>
    <style:style style:name="T123" style:family="text">
      <style:text-properties style:font-name="標楷體1" officeooo:rsid="438be94a"/>
    </style:style>
    <style:style style:name="T124" style:family="text">
      <style:text-properties style:font-name="標楷體1" officeooo:rsid="4394b31a"/>
    </style:style>
    <style:style style:name="T125" style:family="text">
      <style:text-properties style:font-name="標楷體1" officeooo:rsid="43b3444e"/>
    </style:style>
    <style:style style:name="T126" style:family="text">
      <style:text-properties style:font-name="標楷體1" officeooo:rsid="43a13241"/>
    </style:style>
    <style:style style:name="T127" style:family="text">
      <style:text-properties style:font-name="標楷體1" officeooo:rsid="43aa4115"/>
    </style:style>
    <style:style style:name="T128" style:family="text">
      <style:text-properties style:font-name="標楷體1" officeooo:rsid="43b0b308"/>
    </style:style>
    <style:style style:name="T129" style:family="text">
      <style:text-properties style:font-name="標楷體1" officeooo:rsid="4410c6a6"/>
    </style:style>
    <style:style style:name="T130" style:family="text">
      <style:text-properties style:font-name="標楷體1" officeooo:rsid="2b6f314a"/>
    </style:style>
    <style:style style:name="T131" style:family="text">
      <style:text-properties style:font-name="標楷體1" officeooo:rsid="2a54d6c6"/>
    </style:style>
    <style:style style:name="T132" style:family="text">
      <style:text-properties style:font-name="標楷體1" officeooo:rsid="4430e334"/>
    </style:style>
    <style:style style:name="T133" style:family="text">
      <style:text-properties style:font-name="標楷體1" officeooo:rsid="4430e334" style:font-name-asian="Liberation Serif1" style:font-name-complex="Liberation Serif1"/>
    </style:style>
    <style:style style:name="T134" style:family="text">
      <style:text-properties style:font-name="標楷體1" officeooo:rsid="44dba2a0" style:font-name-asian="Liberation Serif1" style:font-name-complex="Liberation Serif1"/>
    </style:style>
    <style:style style:name="T135" style:family="text">
      <style:text-properties style:font-name="標楷體1" officeooo:rsid="44fffcb1" style:font-name-asian="Liberation Serif1" style:font-name-complex="Liberation Serif1"/>
    </style:style>
    <style:style style:name="T136" style:family="text">
      <style:text-properties style:font-name="標楷體1" officeooo:rsid="4431421f"/>
    </style:style>
    <style:style style:name="T137" style:family="text">
      <style:text-properties style:font-name="標楷體1" officeooo:rsid="443f624c"/>
    </style:style>
    <style:style style:name="T138" style:family="text">
      <style:text-properties style:font-name="標楷體1" officeooo:rsid="44417ba1"/>
    </style:style>
    <style:style style:name="T139" style:family="text">
      <style:text-properties style:font-name="標楷體1" officeooo:rsid="44406b3d"/>
    </style:style>
    <style:style style:name="T140" style:family="text">
      <style:text-properties style:font-name="標楷體1" officeooo:rsid="4385b2e9"/>
    </style:style>
    <style:style style:name="T141" style:family="text">
      <style:text-properties style:font-name="標楷體1" officeooo:rsid="4489f831"/>
    </style:style>
    <style:style style:name="T142" style:family="text">
      <style:text-properties style:font-name="標楷體1" officeooo:rsid="448a8bcf"/>
    </style:style>
    <style:style style:name="T143" style:family="text">
      <style:text-properties style:font-name="標楷體1" officeooo:rsid="448ba16e"/>
    </style:style>
    <style:style style:name="T144" style:family="text">
      <style:text-properties style:font-name="標楷體1" officeooo:rsid="44941b34"/>
    </style:style>
    <style:style style:name="T145" style:family="text">
      <style:text-properties style:font-name="標楷體1" officeooo:rsid="44dba2a0"/>
    </style:style>
    <style:style style:name="T146" style:family="text">
      <style:text-properties style:font-name="標楷體1" officeooo:rsid="44dd2f91"/>
    </style:style>
    <style:style style:name="T147" style:family="text">
      <style:text-properties style:font-name="標楷體1" officeooo:rsid="44cd75e1"/>
    </style:style>
    <style:style style:name="T148" style:family="text">
      <style:text-properties style:font-name="標楷體1" officeooo:rsid="44a2ecfb"/>
    </style:style>
    <style:style style:name="T149" style:family="text">
      <style:text-properties style:font-name="標楷體1" officeooo:rsid="44fbffb4"/>
    </style:style>
    <style:style style:name="T150" style:family="text">
      <style:text-properties style:font-name="標楷體1" officeooo:rsid="44fffcb1"/>
    </style:style>
    <style:style style:name="T151" style:family="text">
      <style:text-properties style:font-name="標楷體1" officeooo:rsid="2bdc30ce"/>
    </style:style>
    <style:style style:name="T152" style:family="text">
      <style:text-properties style:font-name="標楷體1" officeooo:rsid="4c43b58b"/>
    </style:style>
    <style:style style:name="T153" style:family="text">
      <style:text-properties style:font-name="標楷體1" officeooo:rsid="4519f90a"/>
    </style:style>
    <style:style style:name="T154" style:family="text">
      <style:text-properties style:font-name="標楷體1" officeooo:rsid="2bfb67e6"/>
    </style:style>
    <style:style style:name="T155" style:family="text">
      <style:text-properties style:font-name="標楷體1" officeooo:rsid="451ec8a6"/>
    </style:style>
    <style:style style:name="T156" style:family="text">
      <style:text-properties style:font-name="標楷體1" officeooo:rsid="4520c599"/>
    </style:style>
    <style:style style:name="T157" style:family="text">
      <style:text-properties style:font-name="標楷體1" officeooo:rsid="454329cf"/>
    </style:style>
    <style:style style:name="T158" style:family="text">
      <style:text-properties style:font-name="標楷體1" officeooo:rsid="454329cf" style:font-name-complex="Liberation Serif1"/>
    </style:style>
    <style:style style:name="T159" style:family="text">
      <style:text-properties officeooo:rsid="41195f75"/>
    </style:style>
    <style:style style:name="T160" style:family="text">
      <style:text-properties fo:color="#666666"/>
    </style:style>
    <style:style style:name="T161" style:family="text">
      <style:text-properties fo:color="#666666" officeooo:rsid="410ebeb3"/>
    </style:style>
    <style:style style:name="T162" style:family="text">
      <style:text-properties style:text-position="sub 58%" style:font-name="標楷體1"/>
    </style:style>
    <style:style style:name="T163" style:family="text">
      <style:text-properties style:text-position="sub 58%" style:font-name="標楷體1" officeooo:rsid="41195f75"/>
    </style:style>
    <style:style style:name="T164" style:family="text">
      <style:text-properties style:text-position="sub 58%" style:font-name="標楷體1" style:font-name-asian="標楷體1"/>
    </style:style>
    <style:style style:name="T165" style:family="text">
      <style:text-properties style:text-position="sub 58%" style:font-name="標楷體1" officeooo:rsid="42558899"/>
    </style:style>
    <style:style style:name="T166" style:family="text">
      <style:text-properties style:text-position="sub 58%" style:font-name="標楷體1" officeooo:rsid="430eba3e"/>
    </style:style>
    <style:style style:name="T167" style:family="text">
      <style:text-properties style:text-position="sub 58%" style:font-name="標楷體1" officeooo:rsid="4250c4cb"/>
    </style:style>
    <style:style style:name="T168" style:family="text">
      <style:text-properties style:text-position="sub 58%" style:font-name="標楷體1" officeooo:rsid="4278a852"/>
    </style:style>
    <style:style style:name="T169" style:family="text">
      <style:text-properties style:text-position="sub 58%" style:font-name="標楷體1" officeooo:rsid="424c35f8"/>
    </style:style>
    <style:style style:name="T170" style:family="text">
      <style:text-properties style:text-position="sub 58%" style:font-name="標楷體1" officeooo:rsid="42577fa6"/>
    </style:style>
    <style:style style:name="T171" style:family="text">
      <style:text-properties style:text-position="sub 58%" style:font-name="標楷體1" officeooo:rsid="43a13241"/>
    </style:style>
    <style:style style:name="T172" style:family="text">
      <style:text-properties style:text-position="sub 58%" style:font-name="標楷體1" officeooo:rsid="43b0b308"/>
    </style:style>
    <style:style style:name="T173" style:family="text">
      <style:text-properties officeooo:rsid="418a4113"/>
    </style:style>
    <style:style style:name="T174" style:family="text">
      <style:text-properties officeooo:rsid="376c64b1"/>
    </style:style>
    <style:style style:name="T175" style:family="text">
      <style:text-properties officeooo:rsid="4221dc8a"/>
    </style:style>
    <style:style style:name="T176" style:family="text">
      <style:text-properties officeooo:rsid="422f9520"/>
    </style:style>
    <style:style style:name="T177" style:family="text">
      <style:text-properties officeooo:rsid="42338b02"/>
    </style:style>
    <style:style style:name="T178" style:family="text">
      <style:text-properties officeooo:rsid="41ea4d99"/>
    </style:style>
    <style:style style:name="T179" style:family="text">
      <style:text-properties style:text-position="super 58%" style:font-name="標楷體1"/>
    </style:style>
    <style:style style:name="T180" style:family="text">
      <style:text-properties style:text-position="super 58%" style:font-name="標楷體1" officeooo:rsid="420bd45e"/>
    </style:style>
    <style:style style:name="T181" style:family="text">
      <style:text-properties style:text-position="super 58%" style:font-name="標楷體1" officeooo:rsid="42439cd9"/>
    </style:style>
    <style:style style:name="T182" style:family="text">
      <style:text-properties style:text-position="super 58%" style:font-name="標楷體1" officeooo:rsid="42558899"/>
    </style:style>
    <style:style style:name="T183" style:family="text">
      <style:text-properties style:text-position="super 58%" style:font-name="標楷體1" officeooo:rsid="4376ef03" style:font-name-asian="標楷體1"/>
    </style:style>
    <style:style style:name="T184" style:family="text">
      <style:text-properties style:text-position="super 58%" style:font-name="標楷體1" officeooo:rsid="4378acd6" style:font-name-asian="標楷體1"/>
    </style:style>
    <style:style style:name="T185" style:family="text">
      <style:text-properties style:text-position="super 58%" style:font-name="標楷體1" officeooo:rsid="4379afaf" style:font-name-asian="標楷體1"/>
    </style:style>
    <style:style style:name="T186" style:family="text">
      <style:text-properties style:text-position="super 58%" style:font-name="標楷體1" officeooo:rsid="4386882c" style:font-name-asian="標楷體1"/>
    </style:style>
    <style:style style:name="T187" style:family="text">
      <style:text-properties style:text-position="super 58%" style:font-name="標楷體1" officeooo:rsid="43890932" style:font-name-asian="標楷體1"/>
    </style:style>
    <style:style style:name="T188" style:family="text">
      <style:text-properties style:text-position="super 58%" style:font-name="標楷體1" officeooo:rsid="4386882c"/>
    </style:style>
    <style:style style:name="T189" style:family="text">
      <style:text-properties officeooo:rsid="420a7ee4"/>
    </style:style>
    <style:style style:name="T190" style:family="text">
      <style:text-properties officeooo:rsid="423e13c0"/>
    </style:style>
    <style:style style:name="T191" style:family="text">
      <style:text-properties officeooo:rsid="424d1c54"/>
    </style:style>
    <style:style style:name="T192" style:family="text">
      <style:text-properties style:font-name="Arial1" officeooo:rsid="41ea4d99" style:font-name-asian="Arial1"/>
    </style:style>
    <style:style style:name="T193" style:family="text">
      <style:text-properties style:font-name="Arial1" officeooo:rsid="42d289da" style:font-name-asian="Arial1"/>
    </style:style>
    <style:style style:name="T194" style:family="text">
      <style:text-properties style:font-name="Arial1" officeooo:rsid="418a4113" style:font-name-asian="Arial1"/>
    </style:style>
    <style:style style:name="T195" style:family="text">
      <style:text-properties style:font-name="Arial1" officeooo:rsid="41195f75" style:font-name-asian="Arial1"/>
    </style:style>
    <style:style style:name="T196" style:family="text">
      <style:text-properties style:font-name="Arial1" officeooo:rsid="4221dc8a" style:font-name-asian="Arial1"/>
    </style:style>
    <style:style style:name="T197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98" style:family="text">
      <style:text-properties fo:color="#1c1c1c"/>
    </style:style>
    <style:style style:name="T199" style:family="text">
      <style:text-properties fo:color="#1c1c1c" officeooo:rsid="43c88435"/>
    </style:style>
    <style:style style:name="T200" style:family="text">
      <style:text-properties officeooo:rsid="0a6d63ec"/>
    </style:style>
    <style:style style:name="T201" style:family="text">
      <style:text-properties style:text-underline-style="solid" style:text-underline-width="auto" style:text-underline-color="font-color"/>
    </style:style>
    <style:style style:name="T202" style:family="text">
      <style:text-properties style:text-underline-style="solid" style:text-underline-width="auto" style:text-underline-color="font-color" officeooo:rsid="0a6d63ec"/>
    </style:style>
    <style:style style:name="T203" style:family="text">
      <style:text-properties style:text-underline-style="solid" style:text-underline-width="auto" style:text-underline-color="font-color" officeooo:rsid="395ab652"/>
    </style:style>
    <style:style style:name="T204" style:family="text">
      <style:text-properties style:text-underline-style="solid" style:text-underline-width="auto" style:text-underline-color="font-color" officeooo:rsid="41ea4d99"/>
    </style:style>
    <style:style style:name="T205" style:family="text">
      <style:text-properties style:text-underline-style="solid" style:text-underline-width="auto" style:text-underline-color="font-color" officeooo:rsid="4385b2e9"/>
    </style:style>
    <style:style style:name="T206" style:family="text">
      <style:text-properties style:text-underline-style="solid" style:text-underline-width="auto" style:text-underline-color="font-color" officeooo:rsid="4221992b"/>
    </style:style>
    <style:style style:name="T207" style:family="text">
      <style:text-properties officeooo:rsid="42b89166"/>
    </style:style>
    <style:style style:name="T208" style:family="text">
      <style:text-properties fo:color="#010101" style:font-name="標楷體1" style:font-name-asian="標楷體1"/>
    </style:style>
    <style:style style:name="T209" style:family="text">
      <style:text-properties fo:color="#010101" style:font-name="標楷體1" officeooo:rsid="42e29570" style:font-name-asian="標楷體1"/>
    </style:style>
    <style:style style:name="T210" style:family="text">
      <style:text-properties fo:color="#010101" style:font-name="標楷體1" officeooo:rsid="42d289da" style:font-name-asian="標楷體1"/>
    </style:style>
    <style:style style:name="T211" style:family="text">
      <style:text-properties fo:color="#010101" style:font-name="標楷體1" officeooo:rsid="43159f7f" style:font-name-asian="標楷體1"/>
    </style:style>
    <style:style style:name="T212" style:family="text">
      <style:text-properties fo:color="#010101" style:font-name="標楷體1" officeooo:rsid="432f2bff" style:font-name-asian="標楷體1"/>
    </style:style>
    <style:style style:name="T213" style:family="text">
      <style:text-properties fo:color="#010101" style:font-name="標楷體1" officeooo:rsid="42e29570"/>
    </style:style>
    <style:style style:name="T214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215" style:family="text">
      <style:text-properties fo:color="#010101" style:font-name="標楷體1" fo:font-size="14pt" style:font-name-asian="標楷體1" style:font-size-asian="14pt" style:font-size-complex="14pt"/>
    </style:style>
    <style:style style:name="T216" style:family="text">
      <style:text-properties officeooo:rsid="43159f7f"/>
    </style:style>
    <style:style style:name="T217" style:family="text">
      <style:text-properties officeooo:rsid="43201109"/>
    </style:style>
    <style:style style:name="T218" style:family="text">
      <style:text-properties officeooo:rsid="43347dc1"/>
    </style:style>
    <style:style style:name="T219" style:family="text">
      <style:text-properties officeooo:rsid="434359b0"/>
    </style:style>
    <style:style style:name="T220" style:family="text">
      <style:text-properties officeooo:rsid="43474ae5"/>
    </style:style>
    <style:style style:name="T221" style:family="text">
      <style:text-properties officeooo:rsid="2f7a955a"/>
    </style:style>
    <style:style style:name="T222" style:family="text">
      <style:text-properties officeooo:rsid="438be94a"/>
    </style:style>
    <style:style style:name="T223" style:family="text">
      <style:text-properties officeooo:rsid="438be94a" style:font-name-asian="Arial1"/>
    </style:style>
    <style:style style:name="T224" style:family="text">
      <style:text-properties officeooo:rsid="43c88435" style:font-name-asian="Arial1"/>
    </style:style>
    <style:style style:name="T225" style:family="text">
      <style:text-properties officeooo:rsid="4489f831" style:font-name-asian="Arial1"/>
    </style:style>
    <style:style style:name="T226" style:family="text">
      <style:text-properties officeooo:rsid="451165c6" style:font-name-asian="Arial1"/>
    </style:style>
    <style:style style:name="T227" style:family="text">
      <style:text-properties officeooo:rsid="4464623a" style:font-name-asian="Arial1"/>
    </style:style>
    <style:style style:name="T228" style:family="text">
      <style:text-properties style:font-name="標楷體" officeooo:rsid="43a13241"/>
    </style:style>
    <style:style style:name="T229" style:family="text">
      <style:text-properties officeooo:rsid="43c88435"/>
    </style:style>
    <style:style style:name="T230" style:family="text">
      <style:text-properties officeooo:rsid="43f15712"/>
    </style:style>
    <style:style style:name="T231" style:family="text">
      <style:text-properties officeooo:rsid="4410c6a6"/>
    </style:style>
    <style:style style:name="T232" style:family="text">
      <style:text-properties officeooo:rsid="2a54d6c6"/>
    </style:style>
    <style:style style:name="T233" style:family="text">
      <style:text-properties officeooo:rsid="4430e334"/>
    </style:style>
    <style:style style:name="T234" style:family="text">
      <style:text-properties officeooo:rsid="443d9811"/>
    </style:style>
    <style:style style:name="T235" style:family="text">
      <style:text-properties officeooo:rsid="445d459b"/>
    </style:style>
    <style:style style:name="T236" style:family="text">
      <style:text-properties officeooo:rsid="44601f83"/>
    </style:style>
    <style:style style:name="T237" style:family="text">
      <style:text-properties officeooo:rsid="4464623a"/>
    </style:style>
    <style:style style:name="T238" style:family="text">
      <style:text-properties officeooo:rsid="4385b2e9"/>
    </style:style>
    <style:style style:name="T239" style:family="text">
      <style:text-properties officeooo:rsid="4489f831"/>
    </style:style>
    <style:style style:name="T240" style:family="text">
      <style:text-properties officeooo:rsid="448ba16e"/>
    </style:style>
    <style:style style:name="T241" style:family="text">
      <style:text-properties officeooo:rsid="44941b34"/>
    </style:style>
    <style:style style:name="T242" style:family="text">
      <style:text-properties officeooo:rsid="44a141ba"/>
    </style:style>
    <style:style style:name="T243" style:family="text">
      <style:text-properties officeooo:rsid="44a2ecfb"/>
    </style:style>
    <style:style style:name="T244" style:family="text">
      <style:text-properties officeooo:rsid="44b47856"/>
    </style:style>
    <style:style style:name="T245" style:family="text">
      <style:text-properties officeooo:rsid="44cd75e1"/>
    </style:style>
    <style:style style:name="T246" style:family="text">
      <style:text-properties officeooo:rsid="44ee25c4"/>
    </style:style>
    <style:style style:name="T247" style:family="text">
      <style:text-properties style:font-name="Liberation Serif1" officeooo:rsid="44fffcb1" style:font-name-asian="Liberation Serif1" style:font-name-complex="Liberation Serif1"/>
    </style:style>
    <style:style style:name="T248" style:family="text">
      <style:text-properties officeooo:rsid="451165c6"/>
    </style:style>
    <style:style style:name="T249" style:family="text">
      <style:text-properties officeooo:rsid="4c43b58b"/>
    </style:style>
    <style:style style:name="T250" style:family="text">
      <style:text-properties officeooo:rsid="451ec8a6"/>
    </style:style>
    <style:style style:name="T251" style:family="text">
      <style:text-properties officeooo:rsid="454329cf"/>
    </style:style>
    <style:style style:name="T252" style:family="text">
      <style:text-properties officeooo:rsid="4221992b"/>
    </style:style>
    <style:style style:name="T253" style:family="text">
      <style:text-properties style:font-name="標楷體1" style:font-name-asian="標楷體1"/>
    </style:style>
    <style:style style:name="T254" style:family="text">
      <style:text-properties style:font-name="標楷體1" officeooo:rsid="42f10457" style:font-name-asian="標楷體1"/>
    </style:style>
    <style:style style:name="T255" style:family="text">
      <style:text-properties style:font-name="標楷體1" officeooo:rsid="42d30ac0" style:font-name-asian="標楷體1"/>
    </style:style>
    <style:style style:name="T256" style:family="text">
      <style:text-properties style:font-name="標楷體1" officeooo:rsid="431d0997" style:font-name-asian="標楷體1"/>
    </style:style>
    <style:style style:name="T257" style:family="text">
      <style:text-properties style:font-name="標楷體1" officeooo:rsid="455ebaac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9443526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7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8">世界學 是，讓 投影世界觀（能夠）無限趨近於、無限近似於（所有的）真實世界 的 學門。</text:p>
                  <text:list>
                    <text:list-item>
                      <text:p text:style-name="P29">過去世界學 是，讓 投影世界觀（能夠）無限趨近於（過去的）真實世界 的 學門。</text:p>
                    </text:list-item>
                    <text:list-item>
                      <text:p text:style-name="P29">當下世界學 是，讓 投影世界觀（能夠）無限趨近於（當下的）真實世界 的 學門。</text:p>
                    </text:list-item>
                    <text:list-item>
                      <text:p text:style-name="P30">未來世界學 是，讓 投影世界觀（能夠）無限趨近於（未來的）真實世界 的 學門。</text:p>
                    </text:list-item>
                    <text:list-item>
                      <text:p text:style-name="P31">明顯例子，所有的真實世界<text:span text:style-name="T103"> </text:span><text:span text:style-name="T193">↔</text:span><text:span text:style-name="T103"> 河川</text:span>。<text:span text:style-name="T209">{、河床</text:span><text:span text:style-name="T210">、大地、地球、太陽系、銀河系、宇宙胞</text:span><text:span text:style-name="T213">}</text:span></text:p>
                      <text:list>
                        <text:list-item>
                          <text:p text:style-name="P32">過去的真實世界<text:span text:style-name="T103"> </text:span><text:span text:style-name="T193">↔</text:span><text:span text:style-name="T103"> 上游的其他個體、&lt;上游的 真實世界&gt;</text:span>。</text:p>
                        </text:list-item>
                        <text:list-item>
                          <text:p text:style-name="P32">當下的真實世界<text:span text:style-name="T103"> </text:span><text:span text:style-name="T193">↔</text:span><text:span text:style-name="T103"> 某一特定個體、&lt;_真實世界_&gt;</text:span>。</text:p>
                        </text:list-item>
                        <text:list-item>
                          <text:p text:style-name="P32">未來的真實世界<text:span text:style-name="T103"> </text:span><text:span text:style-name="T193">↔</text:span><text:span text:style-name="T103"> 下游的其他個體、&lt;下游的 真實世界&gt;</text:span>。</text:p>
                          <text:list>
                            <text:list-item>
                              <text:p text:style-name="P33">未來的真實世界的 投影世界觀<text:span text:style-name="T103"> </text:span><text:span text:style-name="T193">↔</text:span><text:span text:style-name="T103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抽象例子，所有的真實世界<text:span text:style-name="T103"> </text:span><text:span text:style-name="T193">↔</text:span><text:span text:style-name="T103"> f(x)曲線</text:span>。</text:p>
                      <text:list>
                        <text:list-item>
                          <text:p text:style-name="P30">過去的真實世界<text:span text:style-name="T103"> </text:span><text:span text:style-name="T193">↔</text:span><text:span text:style-name="T103"> f(x)的 某一特定點 之前的 其他點</text:span>。</text:p>
                        </text:list-item>
                        <text:list-item>
                          <text:p text:style-name="P30">當下的真實世界<text:span text:style-name="T103"> </text:span><text:span text:style-name="T193">↔</text:span><text:span text:style-name="T103"> f(x)的 該點</text:span>。</text:p>
                        </text:list-item>
                        <text:list-item>
                          <text:p text:style-name="P30">未來的真實世界<text:span text:style-name="T103"> </text:span><text:span text:style-name="T193">↔</text:span><text:span text:style-name="T103"> f(x)的 該點 之後的 其他點</text:span>。</text:p>
                          <text:list>
                            <text:list-item>
                              <text:p text:style-name="P34">未來的真實世界的 投影世界觀<text:span text:style-name="T103"> </text:span><text:span text:style-name="T193">↔</text:span><text:span text:style-name="T103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抽象例子，所有的真實世界<text:span text:style-name="T103"> </text:span><text:span text:style-name="T193">↔</text:span><text:span text:style-name="T103"> f(x)曲線、f(x)曲面、f(x)曲體</text:span>。</text:p>
                      <text:list>
                        <text:list-item>
                          <text:p text:style-name="P36">過去的真實世界<text:span text:style-name="T103"> </text:span><text:span text:style-name="T193">↔</text:span><text:span text:style-name="T103"> f(x)的某一特定 點、線段、面積(之前的)其他 點、線段、面積</text:span>。</text:p>
                        </text:list-item>
                        <text:list-item>
                          <text:p text:style-name="P37">當下的真實世界<text:span text:style-name="T103"> </text:span><text:span text:style-name="T193">↔</text:span><text:span text:style-name="T103"> f(x)的 該點、該線段、該面積</text:span>。</text:p>
                        </text:list-item>
                        <text:list-item>
                          <text:p text:style-name="P38">未來的真實世界<text:span text:style-name="T103"> </text:span><text:span text:style-name="T193">↔</text:span><text:span text:style-name="T103"> f(x)的 該點、該線段、該面積(之後的)其他 點、線段、面積</text:span>。</text:p>
                          <text:list>
                            <text:list-item>
                              <text:p text:style-name="P34">未來的真實世界的 投影世界觀<text:span text:style-name="T103"> </text:span><text:span text:style-name="T193">↔</text:span><text:span text:style-name="T103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5"> 是</text:span><text:span text:style-name="T1"> </text:span>感測、記錄、好奇、觀察、驗<text:span text:style-name="T28">證、拆解、組裝、拓展</text:span><text:span text:style-name="T5"> </text:span><text:span text:style-name="T1">世界的</text:span>現象<text:span text:style-name="T28">、</text:span>本質<text:span text:style-name="T1"> 的 學門</text:span>。</text:p>
                </text:list-item>
                <text:list-item>
                  <text:p text:style-name="P39">世界學<text:span text:style-name="T207">的 研究方法 是</text:span> 感測、記錄、好奇、觀察、驗證、拆解、組裝、拓展 世界的 現象。</text:p>
                </text:list-item>
                <text:list-item>
                  <text:p text:style-name="P39">世界學<text:span text:style-name="T207">的 研究方法 是</text:span> 感測、記錄、好奇、觀察、驗證、拆解、組裝、拓展 世界的 本質。</text:p>
                </text:list-item>
                <text:list-item>
                  <text:p text:style-name="P40">世界學<text:span text:style-name="T207">的 研究方法 是</text:span> 發散、收斂 世界的 現象、本質。</text:p>
                </text:list-item>
                <text:list-item>
                  <text:p text:style-name="P40">世界學<text:span text:style-name="T207">的 研究方法 是</text:span> 抽象化、跨領域移植、實體化 世界的 現象、本質。</text:p>
                </text:list-item>
              </text:list>
            </text:list-item>
            <text:list-item>
              <text:p text:style-name="P41">明顯例子，世界（現象、本質）<text:span text:style-name="T192">↔</text:span><text:span text:style-name="T178"> </text:span>函數。</text:p>
              <text:list>
                <text:list-item>
                  <text:p text:style-name="P233">（接下來的描述在 <text:span text:style-name="T201">世界學</text:span> 文件群的 <text:span text:style-name="T201">函數</text:span>的 <text:span text:style-name="T201">明顯例子，世界（現象、本質）</text:span><text:span text:style-name="T197">↔</text:span><text:span text:style-name="T204"> </text:span><text:span text:style-name="T201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42">明顯例子，救護車 發出 聲響。</text:p>
              <text:list>
                <text:list-item>
                  <text:p text:style-name="P3">救護車<text:span text:style-name="T1">（低於 音速）</text:span>遠離 →<text:span text:style-name="T24"> 聲音 出現 紅移</text:span><text:span text:style-name="T2">現象</text:span><text:span text:style-name="T24">。</text:span></text:p>
                </text:list-item>
                <text:list-item>
                  <text:p text:style-name="P4">救護車<text:span text:style-name="T1">（低於 音速）</text:span>靠近 →<text:span text:style-name="T24"> 聲音 出現 紫移</text:span><text:span text:style-name="T2">現象</text:span>。</text:p>
                  <text:list>
                    <text:list-item>
                      <text:p text:style-name="P43">明顯例子，假定，飛機的 飛行速度 低於 音速。</text:p>
                      <text:list>
                        <text:list-item>
                          <text:p text:style-name="P43">飛機、駕駛員 會 先碰到 第<text:span text:style-name="T36">t</text:span><text:span text:style-name="T163">t&lt;T</text:span><text:span text:style-name="T31">秒的力</text:span>，之後 才碰到 第<text:span text:style-name="T30">T</text:span><text:span text:style-name="T31">秒的力</text:span>。</text:p>
                          <text:list>
                            <text:list-item>
                              <text:p text:style-name="P43">駕駛員 是 在飛機內的 個體。</text:p>
                            </text:list-item>
                            <text:list-item>
                              <text:p text:style-name="P43">飛機、駕駛員 有機率認定，先出現第<text:span text:style-name="T36">t</text:span><text:span text:style-name="T163">t&lt;T</text:span><text:span text:style-name="T31">秒的力</text:span>，之後才出現第<text:span text:style-name="T30">T</text:span><text:span text:style-name="T31">秒的力</text:span>。</text:p>
                            </text:list-item>
                            <text:list-item>
                              <text:p text:style-name="P43">飛機、駕駛員 會 先碰到 第<text:span text:style-name="T29">t</text:span><text:span text:style-name="T31">秒的力</text:span>，之後 才碰到第（<text:span text:style-name="T29">t</text:span><text:span text:style-name="T33">+1</text:span><text:span text:style-name="T30">）</text:span><text:span text:style-name="T31">秒的力</text:span>。</text:p>
                              <text:list>
                                <text:list-item>
                                  <text:p text:style-name="P43">前方的個體 有機率認定，因果正常。</text:p>
                                </text:list-item>
                                <text:list-item>
                                  <text:p text:style-name="P43">前方的個體 有機率認定，先有 因 才有 果。</text:p>
                                </text:list-item>
                                <text:list-item>
                                  <text:p text:style-name="P43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">前方的個體 會 先碰到 第<text:span text:style-name="T36">t</text:span><text:span text:style-name="T163">t&lt;T</text:span><text:span text:style-name="T31">秒的力、</text:span>飛機，之後 才碰到 第<text:span text:style-name="T30">T</text:span><text:span text:style-name="T31">秒的 力</text:span>。</text:p>
                          <text:list>
                            <text:list-item>
                              <text:p text:style-name="P43">前方的個體 是 在飛機外 並且 在飛機前方 的 個體。</text:p>
                            </text:list-item>
                            <text:list-item>
                              <text:p text:style-name="P43">前方的個體 有機率認定，先出現第<text:span text:style-name="T36">t</text:span><text:span text:style-name="T163">t&lt;T</text:span><text:span text:style-name="T31">秒的力</text:span>，之後才出現第<text:span text:style-name="T30">T</text:span><text:span text:style-name="T31">秒的力</text:span>。</text:p>
                            </text:list-item>
                            <text:list-item>
                              <text:p text:style-name="P43">前方的個體 會 先碰到 第<text:span text:style-name="T29">t</text:span><text:span text:style-name="T31">秒的力</text:span>，之後 才碰到第（<text:span text:style-name="T29">t</text:span><text:span text:style-name="T33">+1</text:span><text:span text:style-name="T30">）</text:span><text:span text:style-name="T31">秒的力</text:span>。</text:p>
                              <text:list>
                                <text:list-item>
                                  <text:p text:style-name="P43">前方的個體 有機率認定，因果正常。</text:p>
                                </text:list-item>
                                <text:list-item>
                                  <text:p text:style-name="P43">前方的個體 有機率認定，先有 因 才有 果。</text:p>
                                </text:list-item>
                                <text:list-item>
                                  <text:p text:style-name="P43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25"> 聲音 出現 紫移</text:span><text:span text:style-name="T14">現象</text:span><text:span text:style-name="T25">、音爆</text:span><text:span text:style-name="T14">現象</text:span><text:span text:style-name="T25">、</text:span><text:span text:style-name="T3">從前到後型</text:span><text:span text:style-name="T26">後移現象</text:span>。</text:p>
                  <text:list>
                    <text:list-item>
                      <text:p text:style-name="P44">（對於 救護車 來說，力、聲音 的）相對速度<text:span text:style-name="T28"> = 音速–</text:span>救護車<text:span text:style-name="T28">速度</text:span>。</text:p>
                    </text:list-item>
                    <text:list-item>
                      <text:p text:style-name="P44">（對於 救護車 來說，力、聲音 的）相對位置<text:span text:style-name="T28"> = 相對</text:span>速度<text:span text:style-name="T28"> * </text:span><text:span text:style-name="T32">t</text:span>。</text:p>
                      <text:list>
                        <text:list-item>
                          <text:p text:style-name="P108"><text:span text:style-name="T39">t的 初始值 是 0</text:span>。</text:p>
                        </text:list-item>
                        <text:list-item>
                          <text:p text:style-name="P44">位置，第<text:span text:style-name="T37">t秒</text:span>的力 後面於 第（<text:span text:style-name="T28">t+</text:span><text:span text:style-name="T38">1）</text:span>秒的力 <text:span text:style-name="T194">↔</text:span><text:span text:style-name="T173"> 後移現象</text:span>。</text:p>
                          <text:list>
                            <text:list-item>
                              <text:p text:style-name="P44">前方的個體 聽到的聲音 是 反序、反向順序、逆向順序 聲音。</text:p>
                              <text:list>
                                <text:list-item>
                                  <text:p text:style-name="P45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44">前方的個體 先聽到 第（<text:span text:style-name="T28">t+</text:span><text:span text:style-name="T38">1）</text:span><text:span text:style-name="T37">秒</text:span>的聲音，然後才會聽到 第<text:span text:style-name="T37">t</text:span>秒的聲音。</text:p>
                            </text:list-item>
                            <text:list-item>
                              <text:p text:style-name="P6">第<text:span text:style-name="T37">t秒</text:span>的力<text:span text:style-name="T1">的位置 </text:span>後面於 第<text:span text:style-name="T1">（</text:span><text:span text:style-name="T28">t+</text:span><text:span text:style-name="T38">1</text:span><text:span text:style-name="T6">）</text:span>秒的力<text:span text:style-name="T1">的位置 </text:span><text:span text:style-name="T194">↔</text:span><text:span text:style-name="T173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明顯例子，飛機 等速度飛行。</text:p>
                      <text:list>
                        <text:list-item>
                          <text:p text:style-name="P46">駕駛員、飛機內的空氣 靜止不動。</text:p>
                        </text:list-item>
                        <text:list-item>
                          <text:p text:style-name="P46">駕駛員、飛機內的空氣 蘊含的 力，不會 因為 等速度飛行，從 飛機內 跑到飛機外。</text:p>
                          <text:list>
                            <text:list-item>
                              <text:p text:style-name="P44">不會 從飛機內跑到飛機外 <text:span text:style-name="T195">↔</text:span><text:span text:style-name="T159"> 沒有 </text:span>後移現象。</text:p>
                              <text:list>
                                <text:list-item>
                                  <text:p text:style-name="P44">等速度飛行，飛機內 <text:span text:style-name="T159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駕駛員、飛機內的空氣 蘊含的 力，會 因為 超音速飛行，從 飛機前 跑到 飛機後。</text:p>
                          <text:list>
                            <text:list-item>
                              <text:p text:style-name="P46">會 從飛機前跑到飛機後 <text:span text:style-name="T195">↔</text:span><text:span text:style-name="T159"> 有 </text:span>後移現象。</text:p>
                              <text:list>
                                <text:list-item>
                                  <text:p text:style-name="P46">超音速飛行，飛機前的 聲音 <text:span text:style-name="T159">有 後移現象</text:span>。</text:p>
                                  <text:list>
                                    <text:list-item>
                                      <text:p text:style-name="P46">該後移現象 是 <text:span text:style-name="T26">從前到後型後移現象</text:span>。</text:p>
                                    </text:list-item>
                                    <text:list-item>
                                      <text:p text:style-name="P47"><text:span text:style-name="T26">從前到後型後移現象</text:span> 是 力 <text:span text:style-name="T26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飛機外的空氣<text:span text:style-name="T31">（蘊含的 往前運動）的 力，會因為 超音速，從飛機前跑到飛機後</text:span>。</text:p>
                              <text:list>
                                <text:list-item>
                                  <text:p text:style-name="P44"><text:span text:style-name="T31">超音速</text:span>飛行，飛機外 <text:span text:style-name="T159">有 </text:span>後移現象<text:span text:style-name="T31">。</text:span></text:p>
                                  <text:list>
                                    <text:list-item>
                                      <text:p text:style-name="P44"><text:span text:style-name="T31">超音速</text:span> 等速度飛行、變速度飛行，飛機外 <text:span text:style-name="T159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44">第<text:span text:style-name="T28">T</text:span><text:span text:style-name="T31">秒的（往前運動的）力</text:span><text:span text:style-name="T27">，在 飛機 前方。</text:span></text:p>
                                  <text:list>
                                    <text:list-item>
                                      <text:p text:style-name="P44"><text:span text:style-name="T31">剛出現的（往前運動的）力</text:span><text:span text:style-name="T27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4">第<text:span text:style-name="T36">t</text:span><text:span text:style-name="T163">t&lt;T</text:span><text:span text:style-name="T31">秒的（往前運動的）力</text:span><text:span text:style-name="T27">，在 飛機 後方</text:span>。</text:p>
                                  <text:list>
                                    <text:list-item>
                                      <text:p text:style-name="P44"><text:span text:style-name="T31">已經出現一段時間的（往前運動的）力</text:span><text:span text:style-name="T27">，在 飛機 後方</text:span>。</text:p>
                                    </text:list-item>
                                    <text:list-item>
                                      <text:p text:style-name="P44"><text:span text:style-name="T36">t</text:span><text:span text:style-name="T163">t&lt;T</text:span><text:span text:style-name="T29"> &lt; T</text:span>。</text:p>
                                    </text:list-item>
                                    <text:list-item>
                                      <text:p text:style-name="P44">第<text:span text:style-name="T36">t</text:span><text:span text:style-name="T163">t&lt;T</text:span><text:span text:style-name="T31">秒的（往前運動的）力 </text:span><text:span text:style-name="T27">在 飛機 後方</text:span> <text:span text:style-name="T195">↔</text:span><text:span text:style-name="T159"> </text:span>後移現象。</text:p>
                                      <text:list>
                                        <text:list-item>
                                          <text:p text:style-name="P44">（對於 飛機 來說，力、聲音 的）相對速度<text:span text:style-name="T28"> = 音速–飛機速度</text:span>。</text:p>
                                        </text:list-item>
                                        <text:list-item>
                                          <text:p text:style-name="P44">（對於 飛機 來說，力、聲音 的）相對位置<text:span text:style-name="T28"> = 相對</text:span>速度<text:span text:style-name="T28">*（</text:span><text:span text:style-name="T34">T</text:span><text:span text:style-name="T28">–</text:span><text:span text:style-name="T32">t）</text:span>。</text:p>
                                        </text:list-item>
                                        <text:list-item>
                                          <text:p text:style-name="P14"><text:span text:style-name="T32">從前往後</text:span><text:span text:style-name="T8">型</text:span><text:span text:style-name="T32">後移</text:span><text:span text:style-name="T8">現象</text:span><text:span text:style-name="T32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25"> 聲音 出現 紫移</text:span><text:span text:style-name="T14">現象</text:span><text:span text:style-name="T25">、音爆</text:span><text:span text:style-name="T14">現象</text:span><text:span text:style-name="T25">、</text:span><text:span text:style-name="T14">從前到後型</text:span><text:span text:style-name="T25">後移現象</text:span><text:span text:style-name="T14">、從內到外型後移現象</text:span>。</text:p>
                  <text:list>
                    <text:list-item>
                      <text:p text:style-name="P48">明顯例子，飛機 超音速（加速度）飛行。</text:p>
                      <text:list>
                        <text:list-item>
                          <text:p text:style-name="P49">飛機外的 空氣 蘊含的 力，會 因為 超音速飛行，從 飛機前方 跑到 飛機後方。</text:p>
                          <text:list>
                            <text:list-item>
                              <text:p text:style-name="P49"><text:span text:style-name="T39">第T</text:span><text:span text:style-name="T40">秒</text:span><text:span text:style-name="T31">的 力 </text:span><text:span text:style-name="T27">在 飛機 前方</text:span>。</text:p>
                            </text:list-item>
                            <text:list-item>
                              <text:p text:style-name="P49">第<text:span text:style-name="T36">t</text:span><text:span text:style-name="T163">t&lt;T</text:span><text:span text:style-name="T31">秒的 力 </text:span><text:span text:style-name="T27">在 飛機 後方</text:span> <text:span text:style-name="T195">↔</text:span><text:span text:style-name="T159"> </text:span>後移現象、<text:span text:style-name="T159">從前到後型</text:span>後移現象。</text:p>
                              <text:list>
                                <text:list-item>
                                  <text:p text:style-name="P49">力 從 飛機前方 跑到 飛機後方 <text:span text:style-name="T195">↔</text:span><text:span text:style-name="T159"> </text:span>後移現象、<text:span text:style-name="T159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駕駛員、飛機內的空氣 蘊含的 力，會 因為 加速度飛行，從 飛機內 跑到飛機外。</text:p>
                          <text:list>
                            <text:list-item>
                              <text:p text:style-name="P49">駕駛員、飛機內的空氣 向後移動。</text:p>
                            </text:list-item>
                            <text:list-item>
                              <text:p text:style-name="P48">力 會 從飛機內跑到飛機外 <text:span text:style-name="T195">↔</text:span><text:span text:style-name="T159"> 力 有 </text:span>後移現象。</text:p>
                              <text:list>
                                <text:list-item>
                                  <text:p text:style-name="P48">加速度飛行，飛機內的 聲音 <text:span text:style-name="T159">有 後移現象</text:span>。</text:p>
                                  <text:list>
                                    <text:list-item>
                                      <text:p text:style-name="P48">該後移現象 是 <text:span text:style-name="T26">從內到外型後移現象</text:span>。</text:p>
                                    </text:list-item>
                                    <text:list-item>
                                      <text:p text:style-name="P50"><text:span text:style-name="T26">從內到外型後移現象</text:span> 是 力 <text:span text:style-name="T26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假定，飛機 超音速飛行。</text:p>
                          <text:list>
                            <text:list-item>
                              <text:p text:style-name="P51">飛機、駕駛員 會 先碰到<text:span text:style-name="T39"> 第t</text:span><text:span text:style-name="T164">t&lt;T</text:span><text:span text:style-name="T39">秒的力，之後 才碰到 第T秒</text:span>的力。</text:p>
                              <text:list>
                                <text:list-item>
                                  <text:p text:style-name="P51">駕駛員 是 在飛機內的 個體。</text:p>
                                </text:list-item>
                                <text:list-item>
                                  <text:p text:style-name="P51">飛機、駕駛員 有機<text:span text:style-name="T39">率認定，先出現第t</text:span><text:span text:style-name="T164">t&lt;T</text:span><text:span text:style-name="T39">秒的力 之後才出現第T秒的</text:span>力。</text:p>
                                </text:list-item>
                                <text:list-item>
                                  <text:p text:style-name="P51">飛機、駕駛員 會 先碰到 第<text:span text:style-name="T39">t秒的力，之後 才碰到第（t+1）秒</text:span>的力。</text:p>
                                  <text:list>
                                    <text:list-item>
                                      <text:p text:style-name="P51">飛機、駕駛員 有機率認定，因果正常。</text:p>
                                    </text:list-item>
                                    <text:list-item>
                                      <text:p text:style-name="P51">飛機、駕駛員 有機率認定，先有 因 才有 果。</text:p>
                                    </text:list-item>
                                    <text:list-item>
                                      <text:p text:style-name="P51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1">前方的個體 會 先碰到 第<text:span text:style-name="T30">T</text:span><text:span text:style-name="T31">秒的力、</text:span>飛機，之後 才碰到 第<text:span text:style-name="T36">t</text:span><text:span text:style-name="T163">t&lt;T</text:span><text:span text:style-name="T31">秒的 力</text:span>。</text:p>
                              <text:list>
                                <text:list-item>
                                  <text:p text:style-name="P51">前方的個體 是 在飛機外 並且 在飛機前方 的 個體。</text:p>
                                </text:list-item>
                                <text:list-item>
                                  <text:p text:style-name="P51">前方的個體 有機率認定，先出現第<text:span text:style-name="T30">T</text:span><text:span text:style-name="T31">秒的力</text:span>，之後才出現第<text:span text:style-name="T36">t</text:span><text:span text:style-name="T163">t&lt;T</text:span><text:span text:style-name="T31">秒的力</text:span>。</text:p>
                                </text:list-item>
                                <text:list-item>
                                  <text:p text:style-name="P51">前方的個體 會 先碰到 第（<text:span text:style-name="T29">t</text:span><text:span text:style-name="T33">+1</text:span><text:span text:style-name="T30">）</text:span><text:span text:style-name="T31">秒的力</text:span>，之後 才碰到第<text:span text:style-name="T29">t</text:span><text:span text:style-name="T31">秒的力</text:span>。</text:p>
                                  <text:list>
                                    <text:list-item>
                                      <text:p text:style-name="P51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51">前方的個體 有機率認定，先有 果 才有 因。</text:p>
                                    </text:list-item>
                                    <text:list-item>
                                      <text:p text:style-name="P51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只是因為 參考坐標系的 不同，產生的 錯覺、認知偏誤。</text:p>
                    </text:list-item>
                  </text:list>
                </text:list-item>
                <text:list-item>
                  <text:p text:style-name="P52">救護車、空氣 固定不動 →<text:span text:style-name="T26"> 聲音 出現 沒有紅移現象、沒有紫移現象。</text:span></text:p>
                  <text:list>
                    <text:list-item>
                      <text:p text:style-name="P52">位置，第<text:span text:style-name="T37">t秒</text:span>的力 前面於 第（<text:span text:style-name="T28">t+</text:span><text:span text:style-name="T38">1）</text:span>秒的力。</text:p>
                      <text:list>
                        <text:list-item>
                          <text:p text:style-name="P52">前方的個體 聽到的聲音 是 正序、正向順序、順向順序 聲音。</text:p>
                        </text:list-item>
                        <text:list-item>
                          <text:p text:style-name="P53">前方的個體 先聽到 第<text:span text:style-name="T37">t秒</text:span>的聲音，然後才會聽到 第（<text:span text:style-name="T28">t+</text:span><text:span text:style-name="T38">1）</text:span>秒的聲音。</text:p>
                          <text:list>
                            <text:list-item>
                              <text:p text:style-name="P52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救護車固定不動、<text:span text:style-name="T160">空氣</text:span>（<text:span text:style-name="T160">等速度</text:span>）<text:span text:style-name="T160">靠近 →</text:span><text:span text:style-name="T161"> 聲音</text:span><text:span text:style-name="T26"> 出現 </text:span><text:span text:style-name="T161">沒有紅移、沒有紫移、沒有音爆</text:span><text:span text:style-name="T26"> 現象</text:span>。</text:p>
                  <text:list>
                    <text:list-item>
                      <text:p text:style-name="P109"><text:span text:style-name="T174">位置，第</text:span><text:span text:style-name="T37">t秒</text:span><text:span text:style-name="T174">的力 前面於 第（</text:span><text:span text:style-name="T35">t+</text:span><text:span text:style-name="T38">1）</text:span><text:span text:style-name="T174">秒的力</text:span>。</text:p>
                    </text:list-item>
                    <text:list-item>
                      <text:p text:style-name="P54">聲音的 速度<text:span text:style-name="T28"> =（空氣的速度 + 空氣傳遞聲音的速度</text:span>）。</text:p>
                      <text:list>
                        <text:list-item>
                          <text:p text:style-name="P8">聲音的 速度<text:span text:style-name="T28"> =</text:span><text:span text:style-name="T5">（</text:span><text:span text:style-name="T90">空氣的速度</text:span><text:span text:style-name="T28"> + 音速</text:span><text:span text:style-name="T1">）</text:span>。</text:p>
                          <text:list>
                            <text:list-item>
                              <text:p text:style-name="P54">個體的 速度 =（介質的速度<text:span text:style-name="T39"> + </text:span>宗速）。</text:p>
                            </text:list-item>
                            <text:list-item>
                              <text:p text:style-name="P55"><text:span text:style-name="T39">聲音 相對於 空氣，的 相對速度（仍然）是 音速</text:span>。</text:p>
                            </text:list-item>
                            <text:list-item>
                              <text:p text:style-name="P56">聲音 相對於 救護車，的 相對速度 是<text:span text:style-name="T39">（空氣的速度 + 音速）</text:span>。</text:p>
                            </text:list-item>
                          </text:list>
                        </text:list-item>
                        <text:list-item>
                          <text:p text:style-name="P57">明顯例子，假定，第一個個體 在 超音速（等速度）飛行的飛機 裡面，發出 聲響。</text:p>
                          <text:list>
                            <text:list-item>
                              <text:p text:style-name="P57">空氣 等速度運動，聲音 不會變成 更高頻的聲音、更低頻的聲音。</text:p>
                            </text:list-item>
                            <text:list-item>
                              <text:p text:style-name="P57">假定，第二個個體（也）在 飛機 裡面。</text:p>
                              <text:list>
                                <text:list-item>
                                  <text:p text:style-name="P57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7">假定，第三個個體 在 飛機 外面。</text:p>
                              <text:list>
                                <text:list-item>
                                  <text:p text:style-name="P58">第三個個體 有機率認定，該聲音的速度是<text:span text:style-name="T39">(飛機的速度+空氣傳遞聲音的速度)</text:span>。</text:p>
                                  <text:list>
                                    <text:list-item>
                                      <text:p text:style-name="P59">第三個個體 有機率認定，該聲音的 速度 是（超音速<text:span text:style-name="T39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明顯例子，地球 在做 高速 螺旋線運動。</text:p>
                      <text:list>
                        <text:list-item>
                          <text:p text:style-name="P59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60">抽象例子，空氣 攜帶、持有、傳遞 聲音。</text:p>
                    </text:list-item>
                    <text:list-item>
                      <text:p text:style-name="P59">抽象例子，曲線引擎，<text:span text:style-name="T175">空間</text:span> 攜帶、持有、傳遞 <text:span text:style-name="T175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26"> 聲音 出現 紅移</text:span><text:span text:style-name="T4">現象</text:span><text:span text:style-name="T26">、沒有音爆</text:span><text:span text:style-name="T4">現象</text:span>。</text:p>
                  <text:list>
                    <text:list-item>
                      <text:p text:style-name="P60">位置，第<text:span text:style-name="T37">t秒</text:span>的力 前面於 第（<text:span text:style-name="T28">t+</text:span><text:span text:style-name="T38">1）</text:span>秒的力。</text:p>
                    </text:list-item>
                    <text:list-item>
                      <text:p text:style-name="P61">聲音的 速度<text:span text:style-name="T39"> =（空氣的速度 + 空氣傳遞聲音的速度</text:span>）。</text:p>
                      <text:list>
                        <text:list-item>
                          <text:p text:style-name="P62">聲音的 速<text:span text:style-name="T39">度 =（空氣的速度 + 音速）。</text:span></text:p>
                          <text:list>
                            <text:list-item>
                              <text:p text:style-name="P62"><text:span text:style-name="T39">聲音 相對於 空氣，的 相對速度（仍然）是 音速</text:span>。</text:p>
                            </text:list-item>
                            <text:list-item>
                              <text:p text:style-name="P56">聲音 相對於 救護車，的 相對速度 是<text:span text:style-name="T39">（空氣的速度 + 音速）</text:span>。</text:p>
                            </text:list-item>
                          </text:list>
                        </text:list-item>
                        <text:list-item>
                          <text:p text:style-name="P63">聲音 <text:span text:style-name="T196">↔</text:span><text:span text:style-name="T175"> 光</text:span> <text:span text:style-name="T196">↔</text:span><text:span text:style-name="T175"> 載具、個體。</text:span></text:p>
                          <text:list>
                            <text:list-item>
                              <text:p text:style-name="P63">空氣 <text:span text:style-name="T196">↔</text:span><text:span text:style-name="T175"> 空間</text:span> <text:span text:style-name="T196">↔</text:span><text:span text:style-name="T175"> 介質</text:span>。</text:p>
                            </text:list-item>
                            <text:list-item>
                              <text:p text:style-name="P56">音速 <text:span text:style-name="T196">↔</text:span><text:span text:style-name="T175"> 光速</text:span> <text:span text:style-name="T196">↔</text:span><text:span text:style-name="T175"> 宗速</text:span>。</text:p>
                              <text:list>
                                <text:list-item>
                                  <text:p text:style-name="P110">音速的 向前分量<text:span text:style-name="T174"> </text:span><text:span text:style-name="T196">↔</text:span><text:span text:style-name="T175"> 光速</text:span>的 向前分量<text:span text:style-name="T175"> </text:span><text:span text:style-name="T196">↔</text:span><text:span text:style-name="T175"> 宗速</text:span>的 向前分量。</text:p>
                                </text:list-item>
                                <text:list-item>
                                  <text:p text:style-name="P111">向前速度<text:span text:style-name="T174"> </text:span><text:span text:style-name="T196">↔</text:span><text:span text:style-name="T175"> 向前</text:span>速度<text:span text:style-name="T175"> </text:span><text:span text:style-name="T196">↔</text:span><text:span text:style-name="T175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空氣 加速度運動 →<text:span text:style-name="T176"> </text:span>空氣密度 變小 →<text:span text:style-name="T177"> 聲音 紅移 → 聲音的 向前速度 變大</text:span>。</text:p>
                      <text:list>
                        <text:list-item>
                          <text:p text:style-name="P64">空氣密度 <text:span text:style-name="T196">↔</text:span><text:span text:style-name="T175"> 空間節點密度</text:span> <text:span text:style-name="T196">↔</text:span><text:span text:style-name="T175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紫移 現象。</text:p>
              <text:list>
                <text:list-item>
                  <text:p text:style-name="P11"><text:span text:style-name="T22">第二個個體（的 </text:span><text:span text:style-name="T237">位置</text:span><text:span text:style-name="T22">）持續</text:span><text:span text:style-name="T237">接近</text:span><text:span text:style-name="T22"> 第一個個體</text:span><text:span text:style-name="T237"> </text:span><text:span text:style-name="T227">↔</text:span><text:span text:style-name="T237"> </text:span><text:span text:style-name="T22">第一個個體、第二個個體 </text:span><text:span text:style-name="T237">紫移</text:span>。</text:p>
                  <text:list>
                    <text:list-item>
                      <text:p text:style-name="P112">假定，第一個個體 是 <text:span text:style-name="T88">&lt;?</text:span><text:span text:style-name="T86">a&gt;</text:span><text:span text:style-name="T174">個體</text:span>。</text:p>
                      <text:list>
                        <text:list-item>
                          <text:p text:style-name="P113"><text:span text:style-name="T86">n </text:span><text:span text:style-name="T53">≥</text:span><text:span text:style-name="T86"> </text:span><text:span text:style-name="T89">a</text:span><text:span text:style-name="T86"> </text:span><text:span text:style-name="T53">≥</text:span><text:span text:style-name="T86"> u</text:span>。</text:p>
                        </text:list-item>
                      </text:list>
                    </text:list-item>
                    <text:list-item>
                      <text:p text:style-name="P112">假定，第二個個體 是 <text:span text:style-name="T88">&lt;?</text:span><text:span text:style-name="T89">b</text:span><text:span text:style-name="T86">&gt;</text:span><text:span text:style-name="T174">個體</text:span>。</text:p>
                      <text:list>
                        <text:list-item>
                          <text:p text:style-name="P112"><text:span text:style-name="T86">n </text:span><text:span text:style-name="T53">≥</text:span><text:span text:style-name="T86"> </text:span><text:span text:style-name="T89">b</text:span><text:span text:style-name="T86"> </text:span><text:span text:style-name="T53">≥</text:span><text:span text:style-name="T86"> u</text:span>。</text:p>
                        </text:list-item>
                      </text:list>
                    </text:list-item>
                    <text:list-item>
                      <text:p text:style-name="P234">（相關描述在 <text:span text:style-name="T201">世界學</text:span> 文件群的 <text:span text:style-name="T201">當下</text:span>的 <text:span text:style-name="T205">明顯例子，假定，第一個個體、第二個個體 之間的 距離 是</text:span><text:span text:style-name="T121"> L公尺</text:span>）</text:p>
                    </text:list-item>
                  </text:list>
                </text:list-item>
                <text:list-item>
                  <text:p text:style-name="P12"><text:span text:style-name="T5">（蘊含 &lt;?</text:span><text:span text:style-name="T12">a&gt;</text:span><text:span text:style-name="T5">個體 的）</text:span><text:span text:style-name="T39">&lt;?</text:span><text:span text:style-name="T87">b</text:span><text:span text:style-name="T86">&gt;</text:span><text:span text:style-name="T39">個體的 </text:span>整體密度 增加<text:span text:style-name="T237"> </text:span><text:span text:style-name="T227">↔</text:span><text:span text:style-name="T237"> </text:span><text:span text:style-name="T39">&lt;?</text:span><text:span text:style-name="T86">a&gt;</text:span><text:span text:style-name="T39">個體 </text:span><text:span text:style-name="T237">紫移</text:span>。</text:p>
                  <text:list>
                    <text:list-item>
                      <text:p text:style-name="P65"><text:span text:style-name="T86">n </text:span><text:span text:style-name="T53">≥</text:span><text:span text:style-name="T86"> b &gt; a </text:span><text:span text:style-name="T53">≥</text:span><text:span text:style-name="T86"> u</text:span>。</text:p>
                    </text:list-item>
                    <text:list-item>
                      <text:p text:style-name="P66">密度 的 明顯例子，空氣密度、空間節點密度。</text:p>
                    </text:list-item>
                  </text:list>
                </text:list-item>
                <text:list-item>
                  <text:p text:style-name="P13"><text:span text:style-name="T5">&lt;?</text:span><text:span text:style-name="T12">a&gt;</text:span><text:span text:style-name="T5">個體 </text:span><text:span text:style-name="T39">從 低密度</text:span><text:span text:style-name="T5">&lt;?</text:span><text:span text:style-name="T12">b&gt;個體</text:span><text:span text:style-name="T39"> 進入 高密度</text:span><text:span text:style-name="T5">&lt;?</text:span><text:span text:style-name="T13">b</text:span><text:span text:style-name="T12">&gt;</text:span><text:span text:style-name="T23">個體</text:span><text:span text:style-name="T251"> </text:span><text:span text:style-name="T227">↔</text:span><text:span text:style-name="T237"> </text:span><text:span text:style-name="T5">&lt;?</text:span><text:span text:style-name="T12">a&gt;</text:span><text:span text:style-name="T22">個體 </text:span><text:span text:style-name="T237">紫移</text:span>。</text:p>
                  <text:list>
                    <text:list-item>
                      <text:p text:style-name="P107"><text:span text:style-name="T157">n </text:span><text:span text:style-name="T158">≥</text:span><text:span text:style-name="T157"> b &gt; a </text:span><text:span text:style-name="T158">≥</text:span><text:span text:style-name="T157"> u</text:span>。</text:p>
                    </text:list-item>
                  </text:list>
                </text:list-item>
                <text:list-item>
                  <text:p text:style-name="P25"><text:span text:style-name="T10">&lt;?</text:span><text:span text:style-name="T18">a&gt;個體 從 低</text:span><text:span text:style-name="T254">密度</text:span><text:span text:style-name="T18"> </text:span><text:span text:style-name="T254">變</text:span><text:span text:style-name="T18">成 </text:span><text:span text:style-name="T254">高</text:span><text:span text:style-name="T18">密度</text:span><text:span text:style-name="T251"> </text:span><text:span text:style-name="T227">↔</text:span><text:span text:style-name="T237"> </text:span><text:span text:style-name="T18">&lt;?a&gt;</text:span><text:span text:style-name="T19">個體 </text:span><text:span text:style-name="T255">紫移</text:span>。</text:p>
                  <text:list>
                    <text:list-item>
                      <text:p text:style-name="P226"><text:span text:style-name="T252">明顯例子，</text:span><text:span text:style-name="T254">從 低密度的</text:span><text:span text:style-name="T39">&lt;?</text:span><text:span text:style-name="T254">a&gt;個體 變成 高密度的</text:span><text:span text:style-name="T39">&lt;?</text:span><text:span text:style-name="T254">a&gt;個體</text:span><text:span text:style-name="T252">。</text:span></text:p>
                    </text:list-item>
                  </text:list>
                </text:list-item>
                <text:list-item>
                  <text:p text:style-name="P24"><text:span text:style-name="T10">&lt;?</text:span><text:span text:style-name="T18">a&gt;個體的 </text:span><text:span text:style-name="T254">尺度</text:span><text:span text:style-name="T18"> 持續</text:span><text:span text:style-name="T254">縮小</text:span><text:span text:style-name="T251"> </text:span><text:span text:style-name="T227">↔</text:span><text:span text:style-name="T237"> </text:span><text:span text:style-name="T18">&lt;?a&gt;</text:span><text:span text:style-name="T19">個體 </text:span><text:span text:style-name="T254">有機率被</text:span><text:span text:style-name="T18">其他個體</text:span><text:span text:style-name="T254">認定</text:span><text:span text:style-name="T18"> </text:span><text:span text:style-name="T255">紫移</text:span>。</text:p>
                  <text:list>
                    <text:list-item>
                      <text:p text:style-name="P227"><text:span text:style-name="T254">&lt;?a&gt;</text:span><text:span text:style-name="T255">個體（本身）沒有 紫移</text:span>。</text:p>
                    </text:list-item>
                    <text:list-item>
                      <text:p text:style-name="P244">（尺度 的 相關描述在 <text:span text:style-name="T201">世界學</text:span> 文件群的 <text:span text:style-name="T201">距離</text:span>）</text:p>
                    </text:list-item>
                  </text:list>
                </text:list-item>
                <text:list-item>
                  <text:p text:style-name="P67">宗態譜 紫移。</text:p>
                  <text:list>
                    <text:list-item>
                      <text:p text:style-name="P239">（相關描述在 <text:span text:style-name="T201">物質世界學</text:span> 文件群的 <text:span text:style-name="T201">宗態譜</text:span>的 <text:span text:style-name="T206">宗態譜 紫移</text:span>）</text:p>
                    </text:list-item>
                  </text:list>
                </text:list-item>
                <text:list-item>
                  <text:p text:style-name="P26"><text:span text:style-name="T10">某一特定個體 </text:span><text:span text:style-name="T39">密度 越增加</text:span><text:span text:style-name="T10">，（該個體 蘊含的）&lt;?</text:span><text:span text:style-name="T19">a&gt;個體的 宗態譜、宗速運動</text:span><text:span text:style-name="T255">頻率 </text:span><text:span text:style-name="T256">越紫移</text:span>。</text:p>
                  <text:list>
                    <text:list-item>
                      <text:p text:style-name="P229"><text:span text:style-name="T39">該個體、&lt;?</text:span><text:span text:style-name="T255">a&gt;個體、</text:span><text:span text:style-name="T39">（蘊含 該個體的）&lt;?</text:span><text:span text:style-name="T257">b</text:span><text:span text:style-name="T255">&gt;個體的 宗態譜、宗速運動頻率 </text:span><text:span text:style-name="T256">越紫移</text:span>。</text:p>
                      <text:list>
                        <text:list-item>
                          <text:p text:style-name="P229">（前進方向的）時間 越紅移。</text:p>
                          <text:list>
                            <text:list-item>
                              <text:p text:style-name="P229">越紅移 的 原因很明顯，頻率、時間 成 反比。</text:p>
                              <text:list>
                                <text:list-item>
                                  <text:p text:style-name="P229">宗速運動頻率 越紫移。</text:p>
                                  <text:list>
                                    <text:list-item>
                                      <text:p text:style-name="P229">前進速度 越慢。</text:p>
                                    </text:list-item>
                                    <text:list-item>
                                      <text:p text:style-name="P229">前進方向的 時間 越紅移。</text:p>
                                    </text:list-item>
                                    <text:list-item>
                                      <text:p text:style-name="P229">其他方向的 時間（有機率）越紫移。</text:p>
                                      <text:list>
                                        <text:list-item>
                                          <text:p text:style-name="P229">原因很明顯，宗速 會從 前進方向 分配到 其他方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10">某一特定個體 </text:span><text:span text:style-name="T39">密度 越高，</text:span><text:span text:style-name="T10">（該個體 蘊含的）&lt;?</text:span><text:span text:style-name="T19">a&gt;個體的 宗態譜、宗速運動</text:span><text:span text:style-name="T255">頻率 </text:span><text:span text:style-name="T256">越高</text:span>。</text:p>
                      <text:list>
                        <text:list-item>
                          <text:p text:style-name="P228"><text:span text:style-name="T39">該個體、&lt;?</text:span><text:span text:style-name="T255">a&gt;個體、</text:span><text:span text:style-name="T39">（蘊含 該個體的）&lt;?</text:span><text:span text:style-name="T257">b</text:span><text:span text:style-name="T255">&gt;個體的 宗態譜、宗速運動頻率 </text:span><text:span text:style-name="T256">越高</text:span>。</text:p>
                        </text:list-item>
                        <text:list-item>
                          <text:p text:style-name="P230">（前進方向的）時間 越慢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bookmark-start text:name="維度"/>維度<text:bookmark-end text:name="維度"/></text:p>
          <text:list>
            <text:list-item>
              <text:p text:style-name="P235">（相關描述在 <text:span text:style-name="T201">新生之書</text:span>的 <text:span text:style-name="T201">_</text:span> 文件群的 <text:span text:style-name="T201">維度</text:span>）</text:p>
            </text:list-item>
            <text:list-item>
              <text:p text:style-name="P64">點 的 移動維度（最多、上限）是 <text:span text:style-name="T104">1</text:span>維。</text:p>
              <text:list>
                <text:list-item>
                  <text:p text:style-name="P68">原因很明顯，點的 移動軌跡 不是 <text:span text:style-name="T106">2</text:span>條線。</text:p>
                </text:list-item>
                <text:list-item>
                  <text:p text:style-name="P69">原因很明顯，點的 移動軌跡 不是 <text:span text:style-name="T107">2</text:span><text:span text:style-name="T106">個</text:span>面。</text:p>
                </text:list-item>
                <text:list-item>
                  <text:p text:style-name="P68">原因很明顯，點的 移動軌跡 不是 <text:span text:style-name="T106">1個</text:span>面。</text:p>
                </text:list-item>
                <text:list-item>
                  <text:p text:style-name="P70">原因很明顯，點的 移動軌跡 是 <text:span text:style-name="T105">1</text:span>條線。</text:p>
                </text:list-item>
                <text:list-item>
                  <text:p text:style-name="P69">已知，點 的 移動維度（最多、上限）是 <text:span text:style-name="T104">1</text:span>維。</text:p>
                  <text:list>
                    <text:list-item>
                      <text:p text:style-name="P69">點的 空間維度（最多、上限）是 <text:span text:style-name="T104">1</text:span>維。</text:p>
                    </text:list-item>
                    <text:list-item>
                      <text:p text:style-name="P70">點的 時間維度（最多、上限）是 <text:span text:style-name="T104">1</text:span>維。</text:p>
                    </text:list-item>
                    <text:list-item>
                      <text:p text:style-name="P70">點的 時空維度（最多、上限）是 <text:span text:style-name="T104">1</text:span>維。</text:p>
                    </text:list-item>
                  </text:list>
                </text:list-item>
                <text:list-item>
                  <text:p text:style-name="P71">對於 某一特定點 來說，該點 的 移動維度（最多、上限）是 <text:span text:style-name="T104">1</text:span>維。</text:p>
                  <text:list>
                    <text:list-item>
                      <text:p text:style-name="P70">對於 某一特定<text:span text:style-name="T109">n</text:span><text:span text:style-name="T220">維</text:span>坐標系 來說，該點 的 移動維度（最多、上限）是 <text:span text:style-name="T109">n</text:span>維。</text:p>
                    </text:list-item>
                  </text:list>
                </text:list-item>
                <text:list-item>
                  <text:p text:style-name="P70">點的移動維度、坐標系 沒有 相關性、相依性。</text:p>
                  <text:list>
                    <text:list-item>
                      <text:p text:style-name="P72">點的移動維度、（<text:span text:style-name="T108">1</text:span><text:span text:style-name="T218">維（以上）的</text:span>）坐標系 沒有 相關性、相依性。</text:p>
                    </text:list-item>
                    <text:list-item>
                      <text:p text:style-name="P70">明顯例子，假定<text:span text:style-name="T39">，有 </text:span><text:span text:style-name="T41">3維</text:span><text:span text:style-name="T216">直角坐標系。</text:span></text:p>
                      <text:list>
                        <text:list-item>
                          <text:p text:style-name="P73">點 的 移動維度（最多、上限）<text:span text:style-name="T216">（仍然）</text:span>是 <text:span text:style-name="T104">1</text:span>維。</text:p>
                          <text:list>
                            <text:list-item>
                              <text:p text:style-name="P73">點的移動維度、<text:span text:style-name="T41">3維</text:span><text:span text:style-name="T216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74">點 在 <text:span text:style-name="T41">3維</text:span><text:span text:style-name="T216">直角坐標系的 移動軌跡（仍然）是 </text:span><text:span text:style-name="T41">1條線</text:span>。<text:span text:style-name="T208">{</text:span><text:span text:style-name="T211">、</text:span><text:span text:style-name="T212">1個點}</text:span></text:p>
                        </text:list-item>
                        <text:list-item>
                          <text:p text:style-name="P74">對於 該點、<text:span text:style-name="T41">3維</text:span><text:span text:style-name="T216">直角坐標系 來說，該點的 移動軌跡 是 </text:span><text:span text:style-name="T41">1條線</text:span><text:span text:style-name="T39">。</text:span><text:span text:style-name="T208">{</text:span><text:span text:style-name="T211">、</text:span><text:span text:style-name="T212">1個點}</text:span></text:p>
                          <text:list>
                            <text:list-item>
                              <text:p text:style-name="P75">對於 該點 來說，自己<text:span text:style-name="T39">（最多 只能）</text:span>感測、交互作用<text:span text:style-name="T39"> </text:span><text:span text:style-name="T42">1個</text:span><text:span text:style-name="T217">維度</text:span>。</text:p>
                              <text:list>
                                <text:list-item>
                                  <text:p text:style-name="P76">對於 該點 來說，點（當下）（最多、只能夠<text:span text:style-name="T39">）</text:span>感測、交互作用<text:span text:style-name="T39"> </text:span><text:span text:style-name="T42">1個</text:span><text:span text:style-name="T217">維度</text:span>。</text:p>
                                </text:list-item>
                                <text:list-item>
                                  <text:p text:style-name="P77">對於 該<text:span text:style-name="T41">點</text:span><text:span text:style-name="T216"> 來說，自己的 移動軌跡 是</text:span><text:span text:style-name="T41"> </text:span><text:span text:style-name="T43">1</text:span><text:span text:style-name="T21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8">對於 <text:span text:style-name="T41">3維</text:span><text:span text:style-name="T216">直角坐標系</text:span> 來說，該點<text:span text:style-name="T39">（最多 只能）</text:span>感測、交互作用<text:span text:style-name="T39"> </text:span><text:span text:style-name="T45">3</text:span><text:span text:style-name="T42">個</text:span><text:span text:style-name="T217">維度</text:span>。</text:p>
                              <text:list>
                                <text:list-item>
                                  <text:p text:style-name="P78">對於 <text:span text:style-name="T41">3維</text:span><text:span text:style-name="T216">直角坐標系</text:span> 來說，該點（當下）（最多<text:span text:style-name="T39">）</text:span>感測、交互作用<text:span text:style-name="T39"> </text:span><text:span text:style-name="T46">3</text:span><text:span text:style-name="T42">個</text:span><text:span text:style-name="T217">維度</text:span>。</text:p>
                                </text:list-item>
                                <text:list-item>
                                  <text:p text:style-name="P79">對於 <text:span text:style-name="T41">3維</text:span><text:span text:style-name="T216">直角坐標系 來說，</text:span>該<text:span text:style-name="T216">點的 移動軌跡 是</text:span><text:span text:style-name="T41"> 3</text:span><text:span text:style-name="T21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明顯例子，假定<text:span text:style-name="T39">，有 </text:span><text:span text:style-name="T41">某一特定</text:span><text:span text:style-name="T44">n</text:span><text:span text:style-name="T41">維</text:span><text:span text:style-name="T216">坐標系</text:span>。</text:p>
                      <text:list>
                        <text:list-item>
                          <text:p text:style-name="P73">點 的 移動維度（最多、上限）<text:span text:style-name="T216">（仍然）</text:span>是 <text:span text:style-name="T104">1</text:span>維。</text:p>
                          <text:list>
                            <text:list-item>
                              <text:p text:style-name="P73">點的移動維度、<text:span text:style-name="T44">該n維</text:span><text:span text:style-name="T216">坐標系</text:span> 沒有 相關性、相依性。</text:p>
                              <text:list>
                                <text:list-item>
                                  <text:p text:style-name="P73">假定<text:span text:style-name="T39">，</text:span><text:span text:style-name="T48">n </text:span><text:span text:style-name="T49">≥</text:span><text:span text:style-name="T48"> 1</text:span><text:span text:style-name="T21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點 在 <text:span text:style-name="T44">該n維</text:span><text:span text:style-name="T216">坐標系的 移動軌跡（仍然）是 </text:span><text:span text:style-name="T41">1條線</text:span>。<text:span text:style-name="T208">{</text:span><text:span text:style-name="T211">、</text:span><text:span text:style-name="T212">1個點}</text:span></text:p>
                        </text:list-item>
                        <text:list-item>
                          <text:p text:style-name="P82">對於 該點、<text:span text:style-name="T44">該n維</text:span><text:span text:style-name="T216">坐標系 來說，該點的 移動軌跡 是 </text:span><text:span text:style-name="T41">1條線</text:span><text:span text:style-name="T39">。</text:span><text:span text:style-name="T208">{</text:span><text:span text:style-name="T211">、</text:span><text:span text:style-name="T212">1個點}</text:span></text:p>
                          <text:list>
                            <text:list-item>
                              <text:p text:style-name="P83">對於 該點 來說，自己<text:span text:style-name="T39">（最多 只能）</text:span>感測、交互作用<text:span text:style-name="T39"> </text:span><text:span text:style-name="T42">1個</text:span><text:span text:style-name="T217">維度</text:span>。</text:p>
                              <text:list>
                                <text:list-item>
                                  <text:p text:style-name="P83">對於 該點 來說，點（當下）（最多、只能夠<text:span text:style-name="T39">）</text:span>感測、交互作用<text:span text:style-name="T39"> </text:span><text:span text:style-name="T42">1個</text:span><text:span text:style-name="T217">維度</text:span>。</text:p>
                                </text:list-item>
                                <text:list-item>
                                  <text:p text:style-name="P83">對於 該<text:span text:style-name="T41">點</text:span><text:span text:style-name="T216"> 來說，自己的 移動軌跡 是</text:span><text:span text:style-name="T41"> </text:span><text:span text:style-name="T43">1</text:span><text:span text:style-name="T21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83">對於 <text:span text:style-name="T44">該n維</text:span><text:span text:style-name="T216">坐標系</text:span> 來說，該點<text:span text:style-name="T39">（最多 只能）</text:span>感測、交互作用<text:span text:style-name="T39"> </text:span><text:span text:style-name="T47">n</text:span><text:span text:style-name="T42">個</text:span><text:span text:style-name="T217">維度</text:span>。</text:p>
                              <text:list>
                                <text:list-item>
                                  <text:p text:style-name="P83">對於 <text:span text:style-name="T44">該n維</text:span><text:span text:style-name="T216">坐標系</text:span> 來說，該點（當下）（最多<text:span text:style-name="T39">）</text:span>感測、交互作用<text:span text:style-name="T39"> </text:span><text:span text:style-name="T47">n</text:span><text:span text:style-name="T42">個</text:span><text:span text:style-name="T217">維度</text:span>。</text:p>
                                </text:list-item>
                                <text:list-item>
                                  <text:p text:style-name="P83">對於 <text:span text:style-name="T110">該n維</text:span><text:span text:style-name="T216">坐標系 來說，</text:span>該<text:span text:style-name="T216">點的 移動軌跡 是</text:span><text:span text:style-name="T111"> </text:span><text:span text:style-name="T112">n</text:span><text:span text:style-name="T21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<text:bookmark-start text:name="函數"/>函數<text:bookmark-end text:name="函數"/></text:p>
          <text:list>
            <text:list-item>
              <text:p text:style-name="P84">明顯例子，世界（現象、本質）<text:span text:style-name="T192">↔</text:span><text:span text:style-name="T178"> </text:span>函數。</text:p>
              <text:list>
                <text:list-item>
                  <text:p text:style-name="P152"><text:span text:style-name="T174">現象 </text:span><text:span text:style-name="T192">↔</text:span><text:span text:style-name="T94"> </text:span><text:span text:style-name="T92">y</text:span>。</text:p>
                  <text:list>
                    <text:list-item>
                      <text:p text:style-name="P152">假定，<text:span text:style-name="T92">y</text:span><text:span text:style-name="T28"> = </text:span><text:span text:style-name="T92">f(x)</text:span>。</text:p>
                      <text:list>
                        <text:list-item>
                          <text:p text:style-name="P152"><text:span text:style-name="T174">現象 存在 </text:span><text:span text:style-name="T192">↔</text:span><text:span text:style-name="T178"> </text:span><text:span text:style-name="T93">y</text:span><text:span text:style-name="T28">曲線</text:span><text:span text:style-name="T93">、</text:span><text:span text:style-name="T92">f(x)</text:span><text:span text:style-name="T28">曲線</text:span><text:span text:style-name="T92"> 的 某一特定點</text:span>。</text:p>
                        </text:list-item>
                        <text:list-item>
                          <text:p text:style-name="P152"><text:span text:style-name="T174">現象 變化 </text:span><text:span text:style-name="T192">↔</text:span><text:span text:style-name="T178"> </text:span><text:span text:style-name="T94">y</text:span><text:span text:style-name="T28">曲線</text:span><text:span text:style-name="T94">、</text:span><text:span text:style-name="T92">f(x)</text:span><text:span text:style-name="T28">曲線</text:span><text:span text:style-name="T92"> 的 某一特定點的 變化</text:span>。</text:p>
                        </text:list-item>
                        <text:list-item>
                          <text:p text:style-name="P152">現象的 變量、變因、變化因子<text:span text:style-name="T174"> </text:span><text:span text:style-name="T192">↔</text:span><text:span text:style-name="T178"> </text:span><text:span text:style-name="T94">x</text:span>。</text:p>
                        </text:list-item>
                      </text:list>
                    </text:list-item>
                    <text:list-item>
                      <text:p text:style-name="P152">假定，<text:span text:style-name="T28">f(x) = </text:span><text:span text:style-name="T91">a * x</text:span><text:span text:style-name="T180">2</text:span><text:span text:style-name="T91"> + b * x + c</text:span>。</text:p>
                      <text:list>
                        <text:list-item>
                          <text:p text:style-name="P84">第<text:span text:style-name="T97">1</text:span>層本質 <text:span text:style-name="T192">↔</text:span><text:span text:style-name="T178"> </text:span><text:span text:style-name="T91">a * x</text:span><text:span text:style-name="T180">2</text:span><text:span text:style-name="T91"> + b * x + c</text:span>。</text:p>
                          <text:list>
                            <text:list-item>
                              <text:p text:style-name="P84">第<text:span text:style-name="T97">1</text:span>層本質 是 現象背後的 本質。</text:p>
                              <text:list>
                                <text:list-item>
                                  <text:p text:style-name="P152"><text:span text:style-name="T174">現象背後的 本質 </text:span><text:span text:style-name="T192">↔</text:span><text:span text:style-name="T94"> </text:span><text:span text:style-name="T174">現象背後的 原</text:span>因。</text:p>
                                </text:list-item>
                                <text:list-item>
                                  <text:p text:style-name="P152"><text:span text:style-name="T174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240"><text:span text:style-name="T200">（相關描述在 </text:span><text:span text:style-name="T202">新生之書</text:span><text:span text:style-name="T200">的 </text:span><text:span text:style-name="T202">哲學</text:span><text:span text:style-name="T200"> 文件群的 </text:span><text:span text:style-name="T203">亞里斯多德</text:span><text:span text:style-name="T200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4">假定，<text:span text:style-name="T95">x = g(z)</text:span><text:span text:style-name="T190">。</text:span></text:p>
                          <text:list>
                            <text:list-item>
                              <text:p text:style-name="P152"><text:span text:style-name="T174">（現象的）本質 存在 </text:span><text:span text:style-name="T192">↔</text:span><text:span text:style-name="T94"> x</text:span><text:span text:style-name="T28">曲線</text:span><text:span text:style-name="T93">、</text:span><text:span text:style-name="T96">g</text:span><text:span text:style-name="T92">(</text:span><text:span text:style-name="T96">z</text:span><text:span text:style-name="T92">)</text:span><text:span text:style-name="T28">曲線</text:span><text:span text:style-name="T92"> 的 某一特定點</text:span>。</text:p>
                            </text:list-item>
                            <text:list-item>
                              <text:p text:style-name="P152"><text:span text:style-name="T174">（現象的）本質 變化 </text:span><text:span text:style-name="T192">↔</text:span><text:span text:style-name="T178"> </text:span><text:span text:style-name="T94">x</text:span><text:span text:style-name="T28">曲線</text:span><text:span text:style-name="T94">、</text:span><text:span text:style-name="T96">g</text:span><text:span text:style-name="T92">(</text:span><text:span text:style-name="T96">z</text:span><text:span text:style-name="T92">)</text:span><text:span text:style-name="T28">曲線</text:span><text:span text:style-name="T92"> 的 某一特定點的 變化</text:span>。</text:p>
                            </text:list-item>
                            <text:list-item>
                              <text:p text:style-name="P152"><text:span text:style-name="T174">（現象的）本質</text:span>的 變量、變因、變化因子<text:span text:style-name="T174"> </text:span><text:span text:style-name="T192">↔</text:span><text:span text:style-name="T178"> </text:span><text:span text:style-name="T94">z</text:span>。</text:p>
                            </text:list-item>
                          </text:list>
                        </text:list-item>
                        <text:list-item>
                          <text:p text:style-name="P152">假定，<text:span text:style-name="T96">g</text:span><text:span text:style-name="T28">(</text:span><text:span text:style-name="T96">z</text:span><text:span text:style-name="T28">) = </text:span><text:span text:style-name="T96">d</text:span><text:span text:style-name="T91"> * </text:span><text:span text:style-name="T96">z</text:span><text:span text:style-name="T91"> + </text:span><text:span text:style-name="T96">e</text:span>。</text:p>
                          <text:list>
                            <text:list-item>
                              <text:p text:style-name="P84">（現象背後的 本質背後的）本質 <text:span text:style-name="T192">↔</text:span><text:span text:style-name="T178"> </text:span><text:span text:style-name="T96">d</text:span><text:span text:style-name="T91"> * </text:span><text:span text:style-name="T96">z</text:span><text:span text:style-name="T91"> + </text:span><text:span text:style-name="T96">e</text:span>。</text:p>
                              <text:list>
                                <text:list-item>
                                  <text:p text:style-name="P84">第<text:span text:style-name="T98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84"><text:span text:style-name="T102">x</text:span><text:span text:style-name="T99"> 是 </text:span>（現象背後的 本質背後的）本質的 現象。</text:p>
                              <text:list>
                                <text:list-item>
                                  <text:p text:style-name="P84"><text:span text:style-name="T96">g</text:span><text:span text:style-name="T99">(</text:span><text:span text:style-name="T96">z</text:span><text:span text:style-name="T99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84">明顯例子，感測、記錄、好奇、觀察、驗證、拆解、組裝 函數的 現象、本質。</text:p>
                            </text:list-item>
                            <text:list-item>
                              <text:p text:style-name="P84">明顯例子，某一特定個體 有機率 感測、記錄、好奇、拆解、組裝、拓展 現象。</text:p>
                              <text:list>
                                <text:list-item>
                                  <text:p text:style-name="P233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84">明顯例子，某一特定個體 有機率 感測、記錄、好奇、拆解、組裝、拓展 本質。</text:p>
                              <text:list>
                                <text:list-item>
                                  <text:p text:style-name="P233">該個體 有機率 感測、記錄、好奇（d * z + e）。</text:p>
                                </text:list-item>
                                <text:list-item>
                                  <text:p text:style-name="P233">該個體 有機率 感測、記錄、好奇、拆解出（d * z）。</text:p>
                                  <text:list>
                                    <text:list-item>
                                      <text:p text:style-name="P84">拆解<text:span text:style-name="T198">出</text:span> 的 明顯例子，學習<text:span text:style-name="T198">，各種 電路</text:span>元件、<text:span text:style-name="T198">經常使用的簡易電路</text:span>架構。</text:p>
                                      <text:list>
                                        <text:list-item>
                                          <text:p text:style-name="P233">（相關描述 在 <text:span text:style-name="T201">新生之書</text:span>的 <text:span text:style-name="T201">_</text:span> 文件群的 <text:span text:style-name="T201">數學</text:span> 的 <text:span text:style-name="T201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3">該個體 有機率 感測、記錄、好奇、組裝出、拓展出<text:span text:style-name="T28">（d / z）</text:span>。</text:p>
                                </text:list-item>
                                <text:list-item>
                                  <text:p text:style-name="P233">該個體 有機率 感測、記錄、好奇、拆解出<text:span text:style-name="T28"> z</text:span>。</text:p>
                                </text:list-item>
                                <text:list-item>
                                  <text:p text:style-name="P233">該個體 有機率 感測、記錄、好奇、拆解出 <text:span text:style-name="T28">e</text:span>。</text:p>
                                </text:list-item>
                                <text:list-item>
                                  <text:p text:style-name="P233">該個體 有機率 感測、記錄、好奇、組裝出、拓展出（<text:span text:style-name="T28">z + e</text:span>）。</text:p>
                                </text:list-item>
                                <text:list-item>
                                  <text:p text:style-name="P233">該個體 有機率 感測、記錄、好奇、組裝出、拓展出<text:span text:style-name="T28">（z–e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8">z</text:span><text:span text:style-name="T179">e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8">d</text:span><text:span text:style-name="T162">2</text:span><text:span text:style-name="T28"> * z + e</text:span><text:span text:style-name="T166">3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8">d</text:span><text:span text:style-name="T162">2</text:span><text:span text:style-name="T28">*z</text:span><text:span text:style-name="T179">2</text:span><text:span text:style-name="T28"> + e</text:span><text:span text:style-name="T162">2</text:span><text:span text:style-name="T28">*z + e</text:span><text:span text:style-name="T162">3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8">d</text:span><text:span text:style-name="T162">2</text:span><text:span text:style-name="T28"> * z + x / y</text:span>）。</text:p>
                                  <text:list>
                                    <text:list-item>
                                      <text:p text:style-name="P84">組裝<text:span text:style-name="T198">出</text:span>、拓展<text:span text:style-name="T198">出 </text:span>的 明顯例子，創造 <text:span text:style-name="T198">數學</text:span>工具。</text:p>
                                      <text:list>
                                        <text:list-item>
                                          <text:p text:style-name="P233">（相關描述 在 <text:span text:style-name="T201">新生之書</text:span>的 <text:span text:style-name="T201">_</text:span> 文件群的 <text:span text:style-name="T201">數學</text:span> 的 <text:span text:style-name="T201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抽象例子，第<text:span text:style-name="T101">i</text:span>層本質 是（現象背後的（<text:span text:style-name="T28">本質背後的）</text:span><text:span text:style-name="T179">(</text:span><text:span text:style-name="T182">i</text:span><text:span text:style-name="T181">-1</text:span><text:span text:style-name="T179">)</text:span>）本質 <text:span text:style-name="T192">↔</text:span><text:span text:style-name="T94"> </text:span><text:span text:style-name="T113">y</text:span><text:span text:style-name="T165">i</text:span>。</text:p>
                      <text:list>
                        <text:list-item>
                          <text:p text:style-name="P84"><text:span text:style-name="T189">假定，</text:span><text:span text:style-name="T92">y</text:span><text:span text:style-name="T165">i</text:span><text:span text:style-name="T99"> = </text:span><text:span text:style-name="T92">f</text:span><text:span text:style-name="T165">i</text:span><text:span text:style-name="T92">(x</text:span><text:span text:style-name="T165">i</text:span><text:span text:style-name="T92">)</text:span>。</text:p>
                        </text:list-item>
                        <text:list-item>
                          <text:p text:style-name="P84">假定，<text:span text:style-name="T101">i</text:span><text:span text:style-name="T100"> &gt; 0</text:span><text:span text:style-name="T191">。</text:span></text:p>
                          <text:list>
                            <text:list-item>
                              <text:p text:style-name="P84">第<text:span text:style-name="T101">i</text:span>層本質 是（現象的（<text:span text:style-name="T28">本質的）</text:span><text:span text:style-name="T179">(</text:span><text:span text:style-name="T182">i</text:span><text:span text:style-name="T181">-1</text:span><text:span text:style-name="T179">)</text:span>）本質。</text:p>
                              <text:list>
                                <text:list-item>
                                  <text:p text:style-name="P84">第<text:span text:style-name="T101">i</text:span>層本質 存在 <text:span text:style-name="T192">↔</text:span><text:span text:style-name="T94"> </text:span><text:span text:style-name="T113">y</text:span><text:span text:style-name="T165">i</text:span><text:span text:style-name="T167">+</text:span><text:span text:style-name="T169">+</text:span><text:span text:style-name="T99">曲線（幾何、形狀、線上）</text:span><text:span text:style-name="T92">的 某一特定點</text:span>。</text:p>
                                </text:list-item>
                                <text:list-item>
                                  <text:p text:style-name="P84">第<text:span text:style-name="T101">i</text:span>層本質 變化 <text:span text:style-name="T192">↔</text:span><text:span text:style-name="T92"> 某一特定點（沿著、遵循著 </text:span><text:span text:style-name="T113">y</text:span><text:span text:style-name="T165">i</text:span><text:span text:style-name="T167">+</text:span><text:span text:style-name="T169">+</text:span><text:span text:style-name="T99">曲線 幾何）</text:span><text:span text:style-name="T92">的 變化</text:span>。</text:p>
                                  <text:list>
                                    <text:list-item>
                                      <text:p text:style-name="P84"><text:span text:style-name="T113">抽象例子，y</text:span><text:span text:style-name="T165">i</text:span><text:span text:style-name="T28"> </text:span><text:span text:style-name="T192">↔</text:span><text:span text:style-name="T94"> </text:span><text:span text:style-name="T91">x</text:span><text:span text:style-name="T113">。</text:span></text:p>
                                    </text:list-item>
                                    <text:list-item>
                                      <text:p text:style-name="P84"><text:span text:style-name="T113">抽象例子，y</text:span><text:span text:style-name="T165">i</text:span><text:span text:style-name="T99">曲線</text:span> <text:span text:style-name="T192">↔</text:span><text:span text:style-name="T178"> </text:span><text:span text:style-name="T91">a * x</text:span><text:span text:style-name="T180">2</text:span><text:span text:style-name="T91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84">第<text:span text:style-name="T101">i</text:span>層本質的 <text:span text:style-name="T189">變量</text:span> <text:span text:style-name="T192">↔</text:span><text:span text:style-name="T94"> </text:span><text:span text:style-name="T113">y</text:span><text:span text:style-name="T165">i</text:span><text:span text:style-name="T167">+</text:span><text:span text:style-name="T170">2</text:span>。</text:p>
                                </text:list-item>
                              </text:list>
                            </text:list-item>
                            <text:list-item>
                              <text:p text:style-name="P84"><text:span text:style-name="T113">y</text:span><text:span text:style-name="T165">i</text:span><text:span text:style-name="T99"> 是 </text:span><text:span text:style-name="T113">y</text:span><text:span text:style-name="T165">i</text:span><text:span text:style-name="T167">+</text:span><text:span text:style-name="T168">1</text:span><text:span text:style-name="T99">曲線的 單一現象、瞬間現象、當下現象</text:span>。</text:p>
                              <text:list>
                                <text:list-item>
                                  <text:p text:style-name="P84"><text:span text:style-name="T113">y</text:span><text:span text:style-name="T165">i</text:span><text:span text:style-name="T99"> 是 </text:span><text:span text:style-name="T113">y</text:span><text:span text:style-name="T165">i</text:span><text:span text:style-name="T167">-</text:span><text:span text:style-name="T168">1</text:span><text:span text:style-name="T99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84"><text:span text:style-name="T113">y</text:span><text:span text:style-name="T165">i</text:span><text:span text:style-name="T99">曲線 是 </text:span><text:span text:style-name="T113">y</text:span><text:span text:style-name="T165">i</text:span><text:span text:style-name="T167">+</text:span><text:span text:style-name="T168">1</text:span><text:span text:style-name="T99">曲線的 整體現象、可能性現象</text:span>。</text:p>
                              <text:list>
                                <text:list-item>
                                  <text:p text:style-name="P84"><text:span text:style-name="T113">y</text:span><text:span text:style-name="T165">i</text:span><text:span text:style-name="T99">曲線 是 </text:span><text:span text:style-name="T113">y</text:span><text:span text:style-name="T165">i</text:span><text:span text:style-name="T167">-</text:span><text:span text:style-name="T168">1</text:span><text:span text:style-name="T99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明顯例子，<text:span text:style-name="T221">物</text:span><text:span text:style-name="T99">體</text:span>（影子、存在<text:span text:style-name="T28">）</text:span><text:span text:style-name="T192">↔</text:span><text:span text:style-name="T178"> </text:span>函數。</text:p>
              <text:list>
                <text:list-item>
                  <text:p text:style-name="P86">存在 投影出 影子。</text:p>
                  <text:list>
                    <text:list-item>
                      <text:p text:style-name="P87">光 照射<text:span text:style-name="T99">（</text:span><text:span text:style-name="T221">物</text:span><text:span text:style-name="T99">體的）</text:span>存在 →<text:span text:style-name="T99">（</text:span><text:span text:style-name="T221">物</text:span><text:span text:style-name="T99">體的）</text:span>存在 投影出<text:span text:style-name="T99">（</text:span><text:span text:style-name="T221">物</text:span><text:span text:style-name="T99">體的）</text:span>影子。</text:p>
                    </text:list-item>
                    <text:list-item>
                      <text:p text:style-name="P236">光 照射<text:span text:style-name="T99">（</text:span><text:span text:style-name="T221">物</text:span><text:span text:style-name="T99">體 </text:span><text:span text:style-name="T114">以外</text:span><text:span text:style-name="T99">的）</text:span>存在 →<text:span text:style-name="T99">（其他</text:span><text:span text:style-name="T221">物</text:span><text:span text:style-name="T99">體的）</text:span>存在 投影出<text:span text:style-name="T99">（</text:span><text:span text:style-name="T221">物</text:span><text:span text:style-name="T99">體 </text:span><text:span text:style-name="T114">以外</text:span><text:span text:style-name="T99">的）</text:span>影子。</text:p>
                    </text:list-item>
                    <text:list-item>
                      <text:p text:style-name="P236">光 照射 <text:span text:style-name="T114">&lt;?</text:span><text:span text:style-name="T116">a</text:span><text:span text:style-name="T115">&gt;</text:span><text:span text:style-name="T114">真空</text:span> →<text:span text:style-name="T99">（</text:span><text:span text:style-name="T221">物</text:span><text:span text:style-name="T99">體、其他</text:span><text:span text:style-name="T221">物</text:span><text:span text:style-name="T99">體</text:span><text:span text:style-name="T114"> </text:span><text:span text:style-name="T99">的）不</text:span>存在 投影出 <text:span text:style-name="T99">亮光處</text:span>。</text:p>
                    </text:list-item>
                  </text:list>
                </text:list-item>
                <text:list-item>
                  <text:p text:style-name="P88"><text:span text:style-name="T99">牆壁 顯現（</text:span><text:span text:style-name="T221">物</text:span><text:span text:style-name="T99">體的）</text:span>影子 →<text:span text:style-name="T99">（</text:span><text:span text:style-name="T221">物</text:span><text:span text:style-name="T99">體的）</text:span>影子 輪廓出<text:span text:style-name="T99">（</text:span><text:span text:style-name="T221">物</text:span><text:span text:style-name="T99">體的）</text:span>存在。</text:p>
                </text:list-item>
                <text:list-item>
                  <text:p text:style-name="P89"><text:span text:style-name="T221">物</text:span><text:span text:style-name="T99">體</text:span>（影子、存在<text:span text:style-name="T28">）</text:span>。</text:p>
                  <text:list>
                    <text:list-item>
                      <text:p text:style-name="P90">影子。</text:p>
                      <text:list>
                        <text:list-item>
                          <text:p text:style-name="P91">影子<text:span text:style-name="T178"> </text:span><text:span text:style-name="T192">↔</text:span><text:span text:style-name="T178"> </text:span>現象、<text:span text:style-name="T99">（</text:span><text:span text:style-name="T221">亞里斯多德 認定的）感覺、表象</text:span>。</text:p>
                          <text:list>
                            <text:list-item>
                              <text:p text:style-name="P237">（現象 的 相關描述在 <text:span text:style-name="T201">世界學</text:span> 文件群的 <text:span text:style-name="T201">函數</text:span>的 <text:span text:style-name="T201">明顯例子，世界（現象、本質）</text:span><text:span text:style-name="T197">↔</text:span><text:span text:style-name="T204"> </text:span><text:span text:style-name="T201">函數</text:span>）</text:p>
                            </text:list-item>
                          </text:list>
                        </text:list-item>
                        <text:list-item>
                          <text:p text:style-name="P92">影子<text:span text:style-name="T99">的 </text:span>影子。</text:p>
                          <text:list>
                            <text:list-item>
                              <text:p text:style-name="P238">明顯例子，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。</text:p>
                            </text:list-item>
                          </text:list>
                        </text:list-item>
                        <text:list-item>
                          <text:p text:style-name="P92">影子<text:span text:style-name="T99">的 </text:span>存在。</text:p>
                        </text:list-item>
                      </text:list>
                    </text:list-item>
                    <text:list-item>
                      <text:p text:style-name="P90">存在。</text:p>
                      <text:list>
                        <text:list-item>
                          <text:p text:style-name="P93">存在<text:span text:style-name="T178"> </text:span><text:span text:style-name="T192">↔</text:span><text:span text:style-name="T178"> </text:span>本質、<text:span text:style-name="T99">（</text:span><text:span text:style-name="T221">亞里斯多德 認定的）</text:span>背後的原因。</text:p>
                          <text:list>
                            <text:list-item>
                              <text:p text:style-name="P237">（本質 的 相關描述在 <text:span text:style-name="T201">世界學</text:span> 文件群的 <text:span text:style-name="T201">函數</text:span>的 <text:span text:style-name="T201">明顯例子，世界（現象、本質）</text:span><text:span text:style-name="T197">↔</text:span><text:span text:style-name="T204"> </text:span><text:span text:style-name="T201">函數</text:span>）</text:p>
                            </text:list-item>
                          </text:list>
                        </text:list-item>
                        <text:list-item>
                          <text:p text:style-name="P92">存在<text:span text:style-name="T99">的 </text:span>影子。</text:p>
                        </text:list-item>
                        <text:list-item>
                          <text:p text:style-name="P92">存在<text:span text:style-name="T99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<text:bookmark-start text:name="速度"/>速度<text:bookmark-end text:name="速度"/></text:p>
          <text:list>
            <text:list-item>
              <text:p text:style-name="P94">明顯例子，假定，某一特定個體 是 位移個體。</text:p>
              <text:list>
                <text:list-item>
                  <text:p text:style-name="P94">該個體 生存、生活 在 位移世界 當中。</text:p>
                  <text:list>
                    <text:list-item>
                      <text:p text:style-name="P94">該個體 以 位移 為 坐標系零點。</text:p>
                    </text:list-item>
                    <text:list-item>
                      <text:p text:style-name="P95">位移世界 <text:span text:style-name="T223">↔</text:span><text:span text:style-name="T222"> </text:span><text:span text:style-name="T119">路徑型真實世界</text:span>。</text:p>
                      <text:list>
                        <text:list-item>
                          <text:p text:style-name="P95">該個體 有機率認定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95">該個體 有機率不知道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241">（<text:span text:style-name="T119">路徑型真實世界 的相關描述在 </text:span><text:span text:style-name="T120">新生之書</text:span><text:span text:style-name="T119">的 </text:span><text:span text:style-name="T120">_</text:span><text:span text:style-name="T119"> 文件群的 </text:span><text:span text:style-name="T120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94">該個體 有機率認定 位移 是 位移、尺寸、空間。</text:p>
                  <text:list>
                    <text:list-item>
                      <text:p text:style-name="P96">對於 該個體 來說，位移 是 位移、尺寸、空間。</text:p>
                    </text:list-item>
                  </text:list>
                </text:list-item>
                <text:list-item>
                  <text:p text:style-name="P94">該個體 有機率認定 速度 是 速度。</text:p>
                </text:list-item>
                <text:list-item>
                  <text:p text:style-name="P94">該個體 有機率認定 位移變化的間隔、速度的間隔 是 時間。</text:p>
                </text:list-item>
                <text:list-item>
                  <text:p text:style-name="P94">假定，其他個體 在做 等位移運動、速度等於零的運動。</text:p>
                  <text:list>
                    <text:list-item>
                      <text:p text:style-name="P94">該個體 有機率認定，其他個體 在做 靜止運動。</text:p>
                    </text:list-item>
                  </text:list>
                </text:list-item>
                <text:list-item>
                  <text:p text:style-name="P94">假定，其他個體 在做 等速度運動。</text:p>
                  <text:list>
                    <text:list-item>
                      <text:p text:style-name="P94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2">明顯例子，假定，某一特定個體 是 速度個體。</text:p>
              <text:list>
                <text:list-item>
                  <text:p text:style-name="P97">該個體 生存、生活 在 速度世界 當中。</text:p>
                  <text:list>
                    <text:list-item>
                      <text:p text:style-name="P98">該個體 以 速度 為 坐標系零點。</text:p>
                    </text:list-item>
                    <text:list-item>
                      <text:p text:style-name="P99">速度世界 <text:span text:style-name="T223">↔</text:span><text:span text:style-name="T222"> 路徑微分</text:span><text:span text:style-name="T123">1</text:span><text:span text:style-name="T222">次</text:span><text:span text:style-name="T119">型真實世界</text:span>。</text:p>
                      <text:list>
                        <text:list-item>
                          <text:p text:style-name="P95">該個體 有機率認定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95">該個體 有機率不知道，（自己<text:span text:style-name="T122">）</text:span>生存、生活 在 速度世界、<text:span text:style-name="T222">路徑微分</text:span><text:span text:style-name="T123">1</text:span><text:span text:style-name="T222">次</text:span><text:span text:style-name="T11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2">該個體 有機率認定 速度 是 位移、尺寸、空間。</text:p>
                  <text:list>
                    <text:list-item>
                      <text:p text:style-name="P96">對於 該個體 來說，速度 是 位移、尺寸、空間。</text:p>
                    </text:list-item>
                  </text:list>
                </text:list-item>
                <text:list-item>
                  <text:p text:style-name="P92">該個體 有機率認定 加速度 是 速度。</text:p>
                </text:list-item>
                <text:list-item>
                  <text:p text:style-name="P100">該個體 有機率認定 速度變化的間隔、加速度的間隔 是 時間。</text:p>
                </text:list-item>
                <text:list-item>
                  <text:p text:style-name="P100">假定，其他個體 在做 等速度運動、加速度等於零的運動。</text:p>
                  <text:list>
                    <text:list-item>
                      <text:p text:style-name="P100">該個體 有機率認定，其他個體 在做 靜止運動。</text:p>
                    </text:list-item>
                  </text:list>
                </text:list-item>
                <text:list-item>
                  <text:p text:style-name="P92">假定，其他個體 在做 等加速度運動。</text:p>
                  <text:list>
                    <text:list-item>
                      <text:p text:style-name="P92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101">明顯例子，假定，某一特定個體 是（<text:span text:style-name="T39">S</text:span><text:span text:style-name="T186">a</text:span><text:span text:style-name="T39"> / </text:span><text:span text:style-name="T54">t</text:span><text:span text:style-name="T186">b</text:span><text:span text:style-name="T54">）個體</text:span>。</text:p>
              <text:list>
                <text:list-item>
                  <text:p text:style-name="P102">該個體 生存、生活 在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世界 當中。</text:p>
                  <text:list>
                    <text:list-item>
                      <text:p text:style-name="P102">該個體 以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為 坐標系零點。</text:p>
                      <text:list>
                        <text:list-item>
                          <text:p text:style-name="P153"><text:span text:style-name="T118">a、b</text:span><text:span text:style-name="T28"> </text:span>是 某一特定數值。</text:p>
                        </text:list-item>
                      </text:list>
                    </text:list-item>
                    <text:list-item>
                      <text:p text:style-name="P154"><text:span text:style-name="T174">（</text:span><text:span text:style-name="T35">S</text:span><text:span text:style-name="T188">a</text:span><text:span text:style-name="T35"> / </text:span><text:span text:style-name="T122">t</text:span><text:span text:style-name="T188">b</text:span><text:span text:style-name="T122">）</text:span><text:span text:style-name="T174">世界 </text:span><text:span text:style-name="T223">↔</text:span><text:span text:style-name="T222"> 路徑積分</text:span><text:span text:style-name="T123">(</text:span><text:span text:style-name="T124">a</text:span><text:span text:style-name="T123">/</text:span><text:span text:style-name="T124">b</text:span><text:span text:style-name="T123">)</text:span><text:span text:style-name="T222">次</text:span><text:span text:style-name="T119">型真實世界</text:span>。</text:p>
                      <text:list>
                        <text:list-item>
                          <text:p text:style-name="P103">該個體 有機率認定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103">該個體 有機率不知道，（自己<text:span text:style-name="T122">）</text:span>生存、生活 在（<text:span text:style-name="T28">S</text:span><text:span text:style-name="T188">a</text:span><text:span text:style-name="T28"> / </text:span><text:span text:style-name="T122">t</text:span><text:span text:style-name="T188">b</text:span><text:span text:style-name="T122">）</text:span>世界。</text:p>
                        </text:list-item>
                        <text:list-item>
                          <text:p text:style-name="P104">該個體 有機率不知道，（自己<text:span text:style-name="T122">）</text:span>生存、生活 在 <text:span text:style-name="T222">路徑積分</text:span><text:span text:style-name="T123">(</text:span><text:span text:style-name="T124">a</text:span><text:span text:style-name="T123">/</text:span><text:span text:style-name="T124">b</text:span><text:span text:style-name="T123">)</text:span><text:span text:style-name="T222">次</text:span><text:span text:style-name="T11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2">該個體 有機率認定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是 位移、尺寸、空間。</text:p>
                  <text:list>
                    <text:list-item>
                      <text:p text:style-name="P102">對於 該個體 來說，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是 位移、尺寸、空間。</text:p>
                    </text:list-item>
                  </text:list>
                </text:list-item>
                <text:list-item>
                  <text:p text:style-name="P105">該個體 有機率認定（<text:span text:style-name="T39">S</text:span><text:span text:style-name="T186">a</text:span><text:span text:style-name="T39"> / </text:span><text:span text:style-name="T54">t</text:span><text:span text:style-name="T187">b</text:span><text:span text:style-name="T183">+</text:span><text:span text:style-name="T184">1</text:span><text:span text:style-name="T54">）</text:span>是 速度。</text:p>
                  <text:list>
                    <text:list-item>
                      <text:p text:style-name="P105">該個體 有機率認定（<text:span text:style-name="T39">S</text:span><text:span text:style-name="T186">a</text:span><text:span text:style-name="T39"> / </text:span><text:span text:style-name="T54">t</text:span><text:span text:style-name="T187">b</text:span><text:span text:style-name="T183">+</text:span><text:span text:style-name="T185">2</text:span><text:span text:style-name="T54">）</text:span>是 加速度。</text:p>
                    </text:list-item>
                  </text:list>
                </text:list-item>
                <text:list-item>
                  <text:p text:style-name="P105">該個體 有機率認定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變化的間隔、（<text:span text:style-name="T39">S</text:span><text:span text:style-name="T186">a</text:span><text:span text:style-name="T39"> / </text:span><text:span text:style-name="T54">t</text:span><text:span text:style-name="T187">b</text:span><text:span text:style-name="T183">+</text:span><text:span text:style-name="T184">1</text:span><text:span text:style-name="T54">）</text:span>的間隔 是 時間。</text:p>
                </text:list-item>
                <text:list-item>
                  <text:p text:style-name="P105">假定，其他個體 在做 等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運動、（<text:span text:style-name="T39">S</text:span><text:span text:style-name="T186">a</text:span><text:span text:style-name="T39"> / </text:span><text:span text:style-name="T54">t</text:span><text:span text:style-name="T187">b</text:span><text:span text:style-name="T183">+</text:span><text:span text:style-name="T184">1</text:span><text:span text:style-name="T54">）</text:span>等於零的運動。</text:p>
                  <text:list>
                    <text:list-item>
                      <text:p text:style-name="P106">該個體 有機率認定，其他個體 在做 靜止運動。</text:p>
                    </text:list-item>
                  </text:list>
                </text:list-item>
                <text:list-item>
                  <text:p text:style-name="P105">假定，其他個體 在做 等（<text:span text:style-name="T39">S</text:span><text:span text:style-name="T186">a</text:span><text:span text:style-name="T39"> / </text:span><text:span text:style-name="T54">t</text:span><text:span text:style-name="T187">b</text:span><text:span text:style-name="T183">+</text:span><text:span text:style-name="T184">1</text:span><text:span text:style-name="T54">）</text:span>運動。</text:p>
                  <text:list>
                    <text:list-item>
                      <text:p text:style-name="P102">該個體 有機率認定，其他個體 在做 慣性運動、等（<text:span text:style-name="T39">S</text:span><text:span text:style-name="T186">a</text:span><text:span text:style-name="T39"> / </text:span><text:span text:style-name="T54">t</text:span><text:span text:style-name="T186">b</text:span><text:span text:style-name="T54">）</text:span>運動。</text:p>
                    </text:list-item>
                  </text:list>
                </text:list-item>
                <text:list-item>
                  <text:p text:style-name="P102">該個體 有機率，從（<text:span text:style-name="T39">S</text:span><text:span text:style-name="T186">a</text:span><text:span text:style-name="T39"> / </text:span><text:span text:style-name="T54">t</text:span><text:span text:style-name="T186">b</text:span><text:span text:style-name="T54">）個體 變成</text:span>（<text:span text:style-name="T39">S</text:span><text:span text:style-name="T186">c</text:span><text:span text:style-name="T39"> / </text:span><text:span text:style-name="T54">t</text:span><text:span text:style-name="T186">d</text:span><text:span text:style-name="T54">）個體</text:span>。</text:p>
                  <text:list>
                    <text:list-item>
                      <text:p text:style-name="P155"><text:span text:style-name="T117">c、d</text:span><text:span text:style-name="T28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距離"/>距離<text:bookmark-end text:name="距離"/></text:p>
          <text:list>
            <text:list-item>
              <text:p text:style-name="P156">尺度 <text:span text:style-name="T224">↔</text:span><text:span text:style-name="T229"> 存在、變化</text:span><text:span text:style-name="T199">、</text:span><text:span text:style-name="T198">存在的影子、存在的存在、存在的變化</text:span><text:span text:style-name="T199">、變化的影子</text:span><text:span text:style-name="T198">、</text:span><text:span text:style-name="T199">變化的存在</text:span>。</text:p>
            </text:list-item>
            <text:list-item>
              <text:p text:style-name="P16">距離 越遠，尺度 越小。</text:p>
              <text:list>
                <text:list-item>
                  <text:p text:style-name="P157">明顯例子，第一個個體 距離 第二個個體 越遠。</text:p>
                  <text:list>
                    <text:list-item>
                      <text:p text:style-name="P157">對於 第一個個體 來說，第二個個體的<text:span text:style-name="T122"> </text:span><text:span text:style-name="T127">存在、變化</text:span> 越小。</text:p>
                      <text:list>
                        <text:list-item>
                          <text:p text:style-name="P158">以 第一個個體 為 坐標系零點，第二個個體的<text:span text:style-name="T122"> </text:span><text:span text:style-name="T127">存在、變化 </text:span>越小。</text:p>
                        </text:list-item>
                      </text:list>
                    </text:list-item>
                    <text:list-item>
                      <text:p text:style-name="P159">對於 第二個個體 來說，第二個個體的<text:span text:style-name="T122"> </text:span><text:span text:style-name="T127">存在、變化 正常</text:span>。<text:span text:style-name="T215">{對於（當下的）第二個個體 來說}</text:span></text:p>
                      <text:list>
                        <text:list-item>
                          <text:p text:style-name="P160">以 第二個個體 為 坐標系零點，第二個個體的<text:span text:style-name="T122"> </text:span><text:span text:style-name="T127">存在、變化 正常</text:span>。</text:p>
                          <text:list>
                            <text:list-item>
                              <text:p text:style-name="P161"><text:span text:style-name="T127">存在、變化 </text:span>正常 是 <text:span text:style-name="T127">存在、變化 </text:span>沒有變形、沒有扭曲、沒有失真。</text:p>
                            </text:list-item>
                            <text:list-item>
                              <text:p text:style-name="P161">原因很明顯<text:span text:style-name="T39">，</text:span><text:span text:style-name="T57">當下，</text:span>第二個個體、第二個<text:span text:style-name="T39">個體 之</text:span>間的 相對距離 不變、無法改變。</text:p>
                              <text:list>
                                <text:list-item>
                                  <text:p text:style-name="P162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3">抽象描述，假定，第二個個<text:span text:style-name="T39">體（本身）</text:span>沒有 變形。</text:p>
                          <text:list>
                            <text:list-item>
                              <text:p text:style-name="P163">明顯例子，第二個個<text:span text:style-name="T39">體(本身)</text:span>沒有 變形、分裂、複製、融合、繁衍、分形、遞迴。</text:p>
                              <text:list>
                                <text:list-item>
                                  <text:p text:style-name="P163">變形 的 明顯例子，變大、變寬、變鈍角。</text:p>
                                </text:list-item>
                                <text:list-item>
                                  <text:p text:style-name="P163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64">對於 第二個個體 來說，第二個個體的<text:span text:style-name="T122"> </text:span><text:span text:style-name="T127">存在、變化 正常</text:span>。</text:p>
                              <text:list>
                                <text:list-item>
                                  <text:p text:style-name="P165">以 第二個個體 為 坐標系零點，第二個個體的<text:span text:style-name="T122"> </text:span><text:span text:style-name="T127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6">抽象描述，假定，第二個個<text:span text:style-name="T39">體（本身）</text:span>有 變形。</text:p>
                          <text:list>
                            <text:list-item>
                              <text:p text:style-name="P166">對於<text:span text:style-name="T39">(當下的)</text:span>第二個個體 來說，<text:span text:style-name="T39">(當下的)</text:span>第二個個體的<text:span text:style-name="T122"> </text:span><text:span text:style-name="T127">存在、變化 正常</text:span>。</text:p>
                            </text:list-item>
                            <text:list-item>
                              <text:p text:style-name="P166">以<text:span text:style-name="T39">(當下的)</text:span>第二個個體 為坐標系零點，<text:span text:style-name="T39">(當下的)</text:span>第二個個體的<text:span text:style-name="T122"> </text:span><text:span text:style-name="T127">存在、變化 正常</text:span>。</text:p>
                            </text:list-item>
                            <text:list-item>
                              <text:p text:style-name="P164">對於<text:span text:style-name="T39">(過去的)第二個個體 來說，(當下的)</text:span>第二個個體的<text:span text:style-name="T122"> </text:span><text:span text:style-name="T127">存在、變化 有機率變形</text:span>。</text:p>
                            </text:list-item>
                            <text:list-item>
                              <text:p text:style-name="P167"><text:span text:style-name="T39">以(過去的)第二個個體 為坐標系零點，(當下的)</text:span>第二個個體的<text:span text:style-name="T122"> </text:span><text:span text:style-name="T127">存在 有機率變形</text:span>。</text:p>
                            </text:list-item>
                            <text:list-item>
                              <text:p text:style-name="P167"><text:span text:style-name="T39">以(過去的)第二個個體 為坐標系零點，(當下的)</text:span>第二個個體的<text:span text:style-name="T122"> 變化</text:span><text:span text:style-name="T127"> 有機率變形</text:span>。</text:p>
                            </text:list-item>
                            <text:list-item>
                              <text:p text:style-name="P167">明顯例子，假定，在<text:span text:style-name="T129">10000</text:span><text:span text:style-name="T231">年前，</text:span>某一特定個體 待在 地球。</text:p>
                              <text:list>
                                <text:list-item>
                                  <text:p text:style-name="P167">假定，當下，該個體 待在 月球。</text:p>
                                </text:list-item>
                                <text:list-item>
                                  <text:p text:style-name="P168">對於 （<text:span text:style-name="T129">當下</text:span><text:span text:style-name="T231">的</text:span>）該個體 來說，（<text:span text:style-name="T129">當下</text:span><text:span text:style-name="T231">的</text:span>）該個體的 體重 沒有改變。</text:p>
                                </text:list-item>
                                <text:list-item>
                                  <text:p text:style-name="P169">對於 （<text:span text:style-name="T129">10000</text:span><text:span text:style-name="T231">年前的</text:span>）該個體 來說，（<text:span text:style-name="T129">當下</text:span><text:span text:style-name="T231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69">假定，過去的、當下的 時間差 無限趨近於零。</text:p>
                              <text:list>
                                <text:list-item>
                                  <text:p text:style-name="P170">對於<text:span text:style-name="T39">(過去的)第二個個體 來說，(當下的)</text:span>第二個個體的<text:span text:style-name="T127">存在 無限趨近於正常</text:span>。</text:p>
                                </text:list-item>
                                <text:list-item>
                                  <text:p text:style-name="P170">對於<text:span text:style-name="T39">(過去的)第二個個體 來說，(當下的)</text:span>第二個個體的變化<text:span text:style-name="T127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1">明顯例子，第一個個體、第二個個體 之間的 相對</text:span>距離 越遠。</text:p>
                      <text:list>
                        <text:list-item>
                          <text:p text:style-name="P17"><text:span text:style-name="T1">對於 第一個個體 來說，第二個個體的</text:span><text:span text:style-name="T9"> </text:span><text:span text:style-name="T127">存在、變化</text:span> 越小。</text:p>
                          <text:list>
                            <text:list-item>
                              <text:p text:style-name="P171">以 第一個個體 為 坐標系零點，第二個個體的<text:span text:style-name="T122"> </text:span><text:span text:style-name="T127">存在、變化 正常</text:span>。</text:p>
                            </text:list-item>
                          </text:list>
                        </text:list-item>
                        <text:list-item>
                          <text:p text:style-name="P172">對於 第二個個體 來說，第二個個體的<text:span text:style-name="T122"> </text:span><text:span text:style-name="T127">存在、變化</text:span> 越小。</text:p>
                          <text:list>
                            <text:list-item>
                              <text:p text:style-name="P171">以 第二個個體 為 坐標系零點，第二個個體的<text:span text:style-name="T122"> </text:span><text:span text:style-name="T127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3">明顯例子，距離 越遠，<text:span text:style-name="T127">存在</text:span><text:span text:style-name="T28"> </text:span>越小。</text:p>
              <text:list>
                <text:list-item>
                  <text:p text:style-name="P174">明顯例子，距離 越遠，<text:span text:style-name="T127">存在</text:span><text:span text:style-name="T28"> </text:span>越小。</text:p>
                  <text:list>
                    <text:list-item>
                      <text:p text:style-name="P175">明顯例子，第一個個體 距離 第二個個體 越遠。</text:p>
                      <text:list>
                        <text:list-item>
                          <text:p text:style-name="P175">對於 第一個個體 來說，第二個個體的<text:span text:style-name="T122"> </text:span>長度、佔據（畫面的）長度 越小。</text:p>
                        </text:list-item>
                        <text:list-item>
                          <text:p text:style-name="P176">以 第一個個體 為 坐標系零點，第二個個體的<text:span text:style-name="T122"> </text:span>長度、佔據（畫面的）長度 越小。</text:p>
                        </text:list-item>
                      </text:list>
                    </text:list-item>
                    <text:list-item>
                      <text:p text:style-name="P175">明顯例子，第一個個體 距離 第二個個體 越遠。</text:p>
                      <text:list>
                        <text:list-item>
                          <text:p text:style-name="P176">對於 第一個個體 來說，第二個個體的<text:span text:style-name="T122"> </text:span>面積、佔據（畫面的）面積 越小。</text:p>
                        </text:list-item>
                        <text:list-item>
                          <text:p text:style-name="P176">以 第一個個體 為 坐標系零點，第二個個體的<text:span text:style-name="T122"> </text:span>面積、佔據（畫面的）面積 越小。</text:p>
                        </text:list-item>
                      </text:list>
                    </text:list-item>
                    <text:list-item>
                      <text:p text:style-name="P157">明顯例子，第一個個體 距離 第二個個體 越遠。</text:p>
                      <text:list>
                        <text:list-item>
                          <text:p text:style-name="P177">對於 第一個個體 來說，第二個個體的<text:span text:style-name="T122"> </text:span><text:span text:style-name="T228">Π</text:span><text:span text:style-name="T126">(a</text:span><text:span text:style-name="T171">i</text:span><text:span text:style-name="T126">)</text:span> 越小。<text:span text:style-name="T214">{假定，第二個個體 是 長方個體}</text:span></text:p>
                        </text:list-item>
                        <text:list-item>
                          <text:p text:style-name="P178">以 第一個個體 為 坐標系零點，第二個個體的<text:span text:style-name="T122"> </text:span><text:span text:style-name="T228">Π</text:span><text:span text:style-name="T126">(a</text:span><text:span text:style-name="T171">i</text:span><text:span text:style-name="T126">)</text:span> <text:span text:style-name="T127"><text:s/></text:span>越小</text:p>
                        </text:list-item>
                      </text:list>
                    </text:list-item>
                    <text:list-item>
                      <text:p text:style-name="P178">明顯例子，第一個個體 距離 第二個個體 越遠。</text:p>
                      <text:list>
                        <text:list-item>
                          <text:p text:style-name="P178">對於 第一個個體 來說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積分n次</text:span> 越小。</text:p>
                        </text:list-item>
                        <text:list-item>
                          <text:p text:style-name="P179">以 第一個個體 為 坐標系零點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積分n次 </text:span>越小。</text:p>
                        </text:list-item>
                      </text:list>
                    </text:list-item>
                    <text:list-item>
                      <text:p text:style-name="P179">明顯例子，第一個個體 距離 第二個個體 越遠。</text:p>
                      <text:list>
                        <text:list-item>
                          <text:p text:style-name="P179">對於 第一個個體 來說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微分n次</text:span> 越小。</text:p>
                        </text:list-item>
                        <text:list-item>
                          <text:p text:style-name="P173">以 第一個個體 為 坐標系零點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73">明顯例子，距離 越遠，<text:span text:style-name="T127">存在</text:span><text:span text:style-name="T28"> </text:span>越小，密度 越大。</text:p>
                  <text:list>
                    <text:list-item>
                      <text:p text:style-name="P173">明顯例子，第一個個體 距離 第二個個體 越遠。</text:p>
                      <text:list>
                        <text:list-item>
                          <text:p text:style-name="P173">對於 第一個個體 來說，第二個個體的<text:span text:style-name="T122"> 密度</text:span>、佔據（畫面的）密度 越大。</text:p>
                        </text:list-item>
                        <text:list-item>
                          <text:p text:style-name="P180">以 第一個個體 為 坐標系零點，第二個個體的<text:span text:style-name="T122"> </text:span>密度、佔據（畫面的）密度 越大。</text:p>
                          <text:list>
                            <text:list-item>
                              <text:p text:style-name="P173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明顯例子，第一個個體 距離 第二個個體 越遠。</text:p>
                      <text:list>
                        <text:list-item>
                          <text:p text:style-name="P180">對於 第一個個體 來說，第二個個體的<text:span text:style-name="T122"> 密度的密度</text:span>、佔<text:span text:style-name="T39">據</text:span><text:span text:style-name="T55">(</text:span><text:span text:style-name="T39">畫面的</text:span><text:span text:style-name="T55">)</text:span><text:span text:style-name="T39">密</text:span>度<text:span text:style-name="T122">的密度</text:span> 越大。</text:p>
                        </text:list-item>
                        <text:list-item>
                          <text:p text:style-name="P180">以 第一個個體 為 坐標系零點，第二個個體的<text:span text:style-name="T122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3">明顯例子，距離 越遠，<text:span text:style-name="T122">變化</text:span> 越小。</text:p>
              <text:list>
                <text:list-item>
                  <text:p text:style-name="P181">明顯例子，距離 越遠，<text:span text:style-name="T122">變化</text:span> 越小。</text:p>
                  <text:list>
                    <text:list-item>
                      <text:p text:style-name="P182">明顯例子，第一個個體 距離 第二個個體 越遠。</text:p>
                      <text:list>
                        <text:list-item>
                          <text:p text:style-name="P176">對於 第一個個體 來說，第二個個體的<text:span text:style-name="T122"> </text:span>位移、（畫面上的）移動距離 越小。</text:p>
                        </text:list-item>
                        <text:list-item>
                          <text:p text:style-name="P176">以 第一個個體 為 坐標系零點，第二個個體的<text:span text:style-name="T122"> </text:span>位移、（畫面上的）移動距離 越小。</text:p>
                        </text:list-item>
                      </text:list>
                    </text:list-item>
                    <text:list-item>
                      <text:p text:style-name="P182">明顯例子，第一個個體 距離 第二個個體 越遠。</text:p>
                      <text:list>
                        <text:list-item>
                          <text:p text:style-name="P176">對於 第一個個體 來說，第二個個體的<text:span text:style-name="T122"> </text:span>速度、（畫面上的）移動速度 越小。</text:p>
                        </text:list-item>
                        <text:list-item>
                          <text:p text:style-name="P176">以 第一個個體 為 坐標系零點，第二個個體的<text:span text:style-name="T122"> </text:span>速度、（畫面上的）移動速度 越小。</text:p>
                        </text:list-item>
                      </text:list>
                    </text:list-item>
                    <text:list-item>
                      <text:p text:style-name="P183">明顯例子，第一個個體 距離 第二個個體 越遠。</text:p>
                      <text:list>
                        <text:list-item>
                          <text:p text:style-name="P184">對於 第一個個體 來說，第二個個體的<text:span text:style-name="T174">（</text:span><text:span text:style-name="T35">S</text:span><text:span text:style-name="T188">a</text:span><text:span text:style-name="T35"> / </text:span><text:span text:style-name="T122">t</text:span><text:span text:style-name="T188">b</text:span><text:span text:style-name="T122">）</text:span> 越小。</text:p>
                        </text:list-item>
                        <text:list-item>
                          <text:p text:style-name="P185">以 第一個個體 為 坐標系零點，第二個個體的<text:span text:style-name="T174">（</text:span><text:span text:style-name="T35">S</text:span><text:span text:style-name="T188">a</text:span><text:span text:style-name="T35"> / </text:span><text:span text:style-name="T122">t</text:span><text:span text:style-name="T188">b</text:span><text:span text:style-name="T122">）</text:span> 越小。</text:p>
                        </text:list-item>
                      </text:list>
                    </text:list-item>
                    <text:list-item>
                      <text:p text:style-name="P185">明顯例子，第一個個體 距離 第二個個體 越遠。</text:p>
                      <text:list>
                        <text:list-item>
                          <text:p text:style-name="P185">對於 第一個個體 來說，第二個個體的<text:span text:style-name="T122"> </text:span><text:span text:style-name="T125">f(S)微分n次</text:span> 越小。</text:p>
                        </text:list-item>
                        <text:list-item>
                          <text:p text:style-name="P179">以 第一個個體 為 坐標系零點，第二個個體的<text:span text:style-name="T122"> </text:span><text:span text:style-name="T125">f(S)微分n次</text:span> 越小。</text:p>
                        </text:list-item>
                      </text:list>
                    </text:list-item>
                    <text:list-item>
                      <text:p text:style-name="P179">明顯例子，第一個個體 距離 第二個個體 越遠。</text:p>
                      <text:list>
                        <text:list-item>
                          <text:p text:style-name="P179">對於 第一個個體 來說，第二個個體的<text:span text:style-name="T122"> </text:span><text:span text:style-name="T125">f(S)積分n次</text:span> 越小。</text:p>
                        </text:list-item>
                        <text:list-item>
                          <text:p text:style-name="P186">以 第一個個體 為 坐標系零點，第二個個體的<text:span text:style-name="T122"> </text:span><text:span text:style-name="T125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87">明顯例子，距離 越遠，<text:span text:style-name="T122">變化</text:span> 越小。</text:p>
                  <text:list>
                    <text:list-item>
                      <text:p text:style-name="P187">明顯例子，第一個個體 距離 第二個個體 越遠。</text:p>
                      <text:list>
                        <text:list-item>
                          <text:p text:style-name="P188">對於 第一個個體 來說，第二個個體的<text:span text:style-name="T122"> 前進位移、上升位移、靠近位移</text:span> 越小。</text:p>
                        </text:list-item>
                        <text:list-item>
                          <text:p text:style-name="P188">以 第一個個體 為 坐標系零點，第二個個體的<text:span text:style-name="T122"> 前進、上升、靠近 位移 </text:span>越小。</text:p>
                        </text:list-item>
                      </text:list>
                    </text:list-item>
                    <text:list-item>
                      <text:p text:style-name="P187">明顯例子，第一個個體 距離 第二個個體 越遠。</text:p>
                      <text:list>
                        <text:list-item>
                          <text:p text:style-name="P189">對於 第一個個體 來說，第二個個體的<text:span text:style-name="T122"> 前進</text:span>速度<text:span text:style-name="T122">、上升</text:span>速度<text:span text:style-name="T122">、靠近</text:span>速度 越小。</text:p>
                        </text:list-item>
                        <text:list-item>
                          <text:p text:style-name="P189">以 第一個個體 為 坐標系零點，第二個個體的<text:span text:style-name="T122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174">（</text:span><text:span text:style-name="T35">S</text:span><text:span text:style-name="T188">a</text:span><text:span text:style-name="T35"> / </text:span><text:span text:style-name="T122">t</text:span><text:span text:style-name="T188">b</text:span><text:span text:style-name="T122">）</text:span>越大，尺度 越小。</text:p>
              <text:list>
                <text:list-item>
                  <text:p text:style-name="P190"><text:span text:style-name="T50">∞ &gt; S、</text:span><text:span text:style-name="T52">t、</text:span><text:span text:style-name="T51">a、</text:span><text:span text:style-name="T52">b</text:span><text:span text:style-name="T50"> &gt; -∞</text:span>。</text:p>
                </text:list-item>
                <text:list-item>
                  <text:p text:style-name="P191">明顯例子，第一個個體<text:span text:style-name="T174">（</text:span><text:span text:style-name="T35">S</text:span><text:span text:style-name="T188">a</text:span><text:span text:style-name="T35"> / </text:span><text:span text:style-name="T122">t</text:span><text:span text:style-name="T188">b</text:span><text:span text:style-name="T122">）</text:span>第二個個體 越大。</text:p>
                  <text:list>
                    <text:list-item>
                      <text:p text:style-name="P191">對於 第一個個體 來說，第二個個體的<text:span text:style-name="T122"> </text:span><text:span text:style-name="T127">存在、變化</text:span> 越小。</text:p>
                    </text:list-item>
                    <text:list-item>
                      <text:p text:style-name="P191">以 第一個個體 為 坐標系零點，第二個個體的<text:span text:style-name="T122"> </text:span><text:span text:style-name="T127">存在、變化 </text:span>越小。</text:p>
                    </text:list-item>
                    <text:list-item>
                      <text:p text:style-name="P18"><text:span text:style-name="T1">明顯例子，第一個個體、第二個個體 之間的 相對</text:span><text:span text:style-name="T174">（</text:span><text:span text:style-name="T35">S</text:span><text:span text:style-name="T188">a</text:span><text:span text:style-name="T35"> / </text:span><text:span text:style-name="T122">t</text:span><text:span text:style-name="T188">b</text:span><text:span text:style-name="T122">）</text:span>越大。</text:p>
                      <text:list>
                        <text:list-item>
                          <text:p text:style-name="P18"><text:span text:style-name="T1">對於 第一個個體 來說，第二個個體的</text:span><text:span text:style-name="T9"> </text:span><text:span text:style-name="T127">存在、變化</text:span> 越小。</text:p>
                        </text:list-item>
                        <text:list-item>
                          <text:p text:style-name="P191">以 第一個個體 為 坐標系零點，第二個個體的<text:span text:style-name="T122"> </text:span><text:span text:style-name="T127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2">明顯例子，距離 越遠，波 越變形。</text:p>
              <text:list>
                <text:list-item>
                  <text:p text:style-name="P193">波 的 明顯例<text:span text:style-name="T39">子，</text:span><text:span text:style-name="T230">週期波、非週期波、脈衝波</text:span><text:span text:style-name="T39">、方波、弦波、</text:span><text:span text:style-name="T56">sin波、sin面波、sin體</text:span><text:span text:style-name="T230">波。</text:span></text:p>
                </text:list-item>
                <text:list-item>
                  <text:p text:style-name="P192">明顯例子，第一個個體 距離 第二個個體 越遠。</text:p>
                  <text:list>
                    <text:list-item>
                      <text:p text:style-name="P194">對於 第一個個體 來說，第二個個體的<text:span text:style-name="T122"> </text:span>頻率越大、振幅越小、相位差越小。</text:p>
                      <text:list>
                        <text:list-item>
                          <text:p text:style-name="P194">以 第一個個體 為 坐標系零點，第二個個體的<text:span text:style-name="T122"> </text:span>頻率越大、振幅越小、相位差越小。</text:p>
                        </text:list-item>
                      </text:list>
                    </text:list-item>
                    <text:list-item>
                      <text:p text:style-name="P195">對於 第二個個體 來說，第二個個體的 頻率、振幅、相位差 <text:span text:style-name="T127">正常</text:span>。</text:p>
                      <text:list>
                        <text:list-item>
                          <text:p text:style-name="P195">以 第二個個體 為 坐標系零點，第二個個體的 頻率、振幅、相位差 <text:span text:style-name="T127">正常</text:span>。</text:p>
                        </text:list-item>
                        <text:list-item>
                          <text:p text:style-name="P196">頻率、振幅、相位差<text:span text:style-name="T127"> </text:span>正常 是 頻率、振幅、相位差<text:span text:style-name="T127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假定，第一個個體、第二個個體 的 宗速 相同。</text:p>
              <text:list>
                <text:list-item>
                  <text:p text:style-name="P115">假定，第一個個體、第二個個體 是（除了 尺寸（、尺度）以外，）一模一樣的 複製體。</text:p>
                </text:list-item>
                <text:list-item>
                  <text:p text:style-name="P116">假定，尺寸（、尺度），第一個個體 小於 第二個個體。</text:p>
                  <text:list>
                    <text:list-item>
                      <text:p text:style-name="P225">第一個個體 是 第二個個體的 縮小版。</text:p>
                    </text:list-item>
                  </text:list>
                </text:list-item>
                <text:list-item>
                  <text:p text:style-name="P117">思考速度、文明發展速度，第一個個體 有機率更快於 第二個個體。</text:p>
                  <text:list>
                    <text:list-item>
                      <text:p text:style-name="P118">原因很明顯，尺寸 更小，宗速 相同。</text:p>
                      <text:list>
                        <text:list-item>
                          <text:p text:style-name="P119"><text:span text:style-name="T246">第一個個體的 感測 精準度、靈敏度 </text:span>有機率 <text:span text:style-name="T246">更高</text:span>。</text:p>
                        </text:list-item>
                        <text:list-item>
                          <text:p text:style-name="P120"><text:span text:style-name="T246">第一個個體的 內在物質 交互作用 所需的 距離、能量、物質 </text:span>有機率 <text:span text:style-name="T246">更小、更少</text:span>。</text:p>
                        </text:list-item>
                        <text:list-item>
                          <text:p text:style-name="P121"><text:span text:style-name="T246">第一個個體的 內在物質 存在</text:span> 有機率<text:span text:style-name="T246">更</text:span>小。</text:p>
                        </text:list-item>
                        <text:list-item>
                          <text:p text:style-name="P120"><text:span text:style-name="T246">第一個個體的 內在物質 </text:span>變化 有機率<text:span text:style-name="T246">更</text:span>快。</text:p>
                        </text:list-item>
                        <text:list-item>
                          <text:p text:style-name="P122"><text:span text:style-name="T238">明顯例子，</text:span>假定，<text:span text:style-name="T238">第一個個體</text:span>、第二個個體 心跳。</text:p>
                          <text:list>
                            <text:list-item>
                              <text:p text:style-name="P120">心跳速度，<text:span text:style-name="T238">第一個個體</text:span> 有機率更快於 第二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假定，第一個個體的 尺寸（、尺度）過小。</text:p>
                      <text:list>
                        <text:list-item>
                          <text:p text:style-name="P123">第一個個體 有機率 無法維持、無法成形。</text:p>
                        </text:list-item>
                        <text:list-item>
                          <text:p text:style-name="P123">明顯例子，假定，賽車跑道 過小。</text:p>
                          <text:list>
                            <text:list-item>
                              <text:p text:style-name="P123">汽車 有機率 衝出跑道。</text:p>
                              <text:list>
                                <text:list-item>
                                  <text:p text:style-name="P123">原因很明顯，汽車 車速 過快。</text:p>
                                </text:list-item>
                                <text:list-item>
                                  <text:p text:style-name="P123">原因很明顯，汽車 來不及轉彎、來不及轉向。</text:p>
                                </text:list-item>
                                <text:list-item>
                                  <text:p text:style-name="P124">賽車跑道 <text:span text:style-name="T226">↔</text:span><text:span text:style-name="T248"> </text:span>第一個個體（的 外殼區）。</text:p>
                                  <text:list>
                                    <text:list-item>
                                      <text:p text:style-name="P124">汽車 <text:span text:style-name="T226">↔</text:span><text:span text:style-name="T248"> 內在物質</text:span>。</text:p>
                                    </text:list-item>
                                    <text:list-item>
                                      <text:p text:style-name="P125">車速 <text:span text:style-name="T226">↔</text:span>（宗速 投影到 前<text:span text:style-name="T248">進方向的）前進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&lt;a&gt;個體"/><text:span text:style-name="T130">&lt;?</text:span><text:span text:style-name="T131">a&gt;</text:span><text:span text:style-name="T232">個體</text:span><text:bookmark-end text:name="&lt;a&gt;個體"/></text:p>
          <text:list>
            <text:list-item>
              <text:p text:style-name="P198"><text:span text:style-name="T28">&lt;?a&gt;</text:span>個體。</text:p>
              <text:list>
                <text:list-item>
                  <text:p text:style-name="P199"><text:span text:style-name="T150">n </text:span><text:span text:style-name="T247">≥</text:span><text:span text:style-name="T135"> </text:span><text:span text:style-name="T28">a</text:span><text:span text:style-name="T150"> </text:span><text:span text:style-name="T247">≥</text:span><text:span text:style-name="T135"> </text:span><text:span text:style-name="T149">u</text:span>。</text:p>
                </text:list-item>
                <text:list-item>
                  <text:p text:style-name="P200"><text:span text:style-name="T28">&lt;?</text:span><text:span text:style-name="T132">1</text:span><text:span text:style-name="T28">&gt;</text:span>個體<text:span text:style-name="T28"> </text:span>的<text:span text:style-name="T28"> </text:span>明顯例子，<text:span text:style-name="T147">力</text:span>。</text:p>
                </text:list-item>
                <text:list-item>
                  <text:p text:style-name="P201"><text:span text:style-name="T28">&lt;?</text:span><text:span text:style-name="T148">2</text:span><text:span text:style-name="T28">&gt;</text:span>個體<text:span text:style-name="T28"> </text:span>的<text:span text:style-name="T28"> </text:span>明顯例子，<text:span text:style-name="T237">人類</text:span>。</text:p>
                </text:list-item>
                <text:list-item>
                  <text:p text:style-name="P201"><text:span text:style-name="T28">&lt;?</text:span><text:span text:style-name="T148">3</text:span><text:span text:style-name="T28">&gt;</text:span>個體<text:span text:style-name="T28"> </text:span>的<text:span text:style-name="T28"> </text:span>明顯例子，空間。</text:p>
                </text:list-item>
              </text:list>
            </text:list-item>
            <text:list-item>
              <text:p text:style-name="P202"><text:span text:style-name="T152">&lt;?</text:span><text:span text:style-name="T154">a&gt;</text:span><text:span text:style-name="T152">個</text:span><text:span text:style-name="T249">體</text:span>。</text:p>
              <text:list>
                <text:list-item>
                  <text:p text:style-name="P203">個體流層級、第<text:span text:style-name="T156">a</text:span><text:span text:style-name="T85">層</text:span><text:span text:style-name="T250">級個體流</text:span>。</text:p>
                  <text:list>
                    <text:list-item>
                      <text:p text:style-name="P204">第<text:span text:style-name="T85">0層</text:span><text:span text:style-name="T250">級個體流 的 </text:span>明顯例子，<text:span text:style-name="T152">個</text:span><text:span text:style-name="T249">體</text:span>。</text:p>
                    </text:list-item>
                    <text:list-item>
                      <text:p text:style-name="P204">第<text:span text:style-name="T155">1</text:span><text:span text:style-name="T85">層</text:span><text:span text:style-name="T250">級個體流 的 </text:span>明顯例子，<text:span text:style-name="T152">個</text:span><text:span text:style-name="T249">體流</text:span>。</text:p>
                    </text:list-item>
                    <text:list-item>
                      <text:p text:style-name="P204">第<text:span text:style-name="T155">2</text:span><text:span text:style-name="T85">層</text:span><text:span text:style-name="T250">級個體流 的 </text:span>明顯例子，<text:span text:style-name="T152">個</text:span><text:span text:style-name="T249">體流流</text:span>。</text:p>
                    </text:list-item>
                  </text:list>
                </text:list-item>
                <text:list-item>
                  <text:p text:style-name="P202">明顯例子，<text:span text:style-name="T152">&lt;?</text:span><text:span text:style-name="T154">a&gt;</text:span><text:span text:style-name="T152">個</text:span><text:span text:style-name="T249">體、</text:span><text:span text:style-name="T152">&lt;?</text:span><text:span text:style-name="T154">a&gt;</text:span><text:span text:style-name="T152">個</text:span><text:span text:style-name="T249">體流、</text:span><text:span text:style-name="T152">&lt;?</text:span><text:span text:style-name="T154">a&gt;</text:span><text:span text:style-name="T152">個</text:span><text:span text:style-name="T249">體流流</text:span>。</text:p>
                  <text:list>
                    <text:list-item>
                      <text:p text:style-name="P205"><text:span text:style-name="T249">明顯例子</text:span>。</text:p>
                      <text:list>
                        <text:list-item>
                          <text:p text:style-name="P205"><text:span text:style-name="T152">&lt;?</text:span><text:span text:style-name="T154">a&gt;</text:span><text:span text:style-name="T152">個</text:span><text:span text:style-name="T249">體 </text:span><text:span text:style-name="T226">↔</text:span><text:span text:style-name="T248"> 位移</text:span>。</text:p>
                        </text:list-item>
                        <text:list-item>
                          <text:p text:style-name="P205"><text:span text:style-name="T152">&lt;?</text:span><text:span text:style-name="T154">a&gt;</text:span><text:span text:style-name="T152">個</text:span><text:span text:style-name="T249">體流 </text:span><text:span text:style-name="T226">↔</text:span><text:span text:style-name="T248"> 速度</text:span>。</text:p>
                        </text:list-item>
                        <text:list-item>
                          <text:p text:style-name="P205"><text:span text:style-name="T152">&lt;?</text:span><text:span text:style-name="T154">a&gt;</text:span><text:span text:style-name="T152">個</text:span><text:span text:style-name="T249">體流流 </text:span><text:span text:style-name="T226">↔</text:span><text:span text:style-name="T248"> 加速度</text:span>。</text:p>
                        </text:list-item>
                      </text:list>
                    </text:list-item>
                    <text:list-item>
                      <text:p text:style-name="P206"><text:span text:style-name="T249">明顯例子</text:span>。</text:p>
                      <text:list>
                        <text:list-item>
                          <text:p text:style-name="P206"><text:span text:style-name="T152">&lt;?</text:span><text:span text:style-name="T154">a&gt;</text:span><text:span text:style-name="T152">個</text:span><text:span text:style-name="T249">體 </text:span><text:span text:style-name="T226">↔</text:span><text:span text:style-name="T248"> 水</text:span>。</text:p>
                        </text:list-item>
                        <text:list-item>
                          <text:p text:style-name="P202"><text:span text:style-name="T152">&lt;?</text:span><text:span text:style-name="T154">a&gt;</text:span><text:span text:style-name="T152">個</text:span><text:span text:style-name="T249">體流 </text:span><text:span text:style-name="T226">↔</text:span><text:span text:style-name="T248"> 水流</text:span>。</text:p>
                        </text:list-item>
                      </text:list>
                    </text:list-item>
                    <text:list-item>
                      <text:p text:style-name="P207"><text:span text:style-name="T249">明顯例子</text:span>。</text:p>
                      <text:list>
                        <text:list-item>
                          <text:p text:style-name="P207"><text:span text:style-name="T152">&lt;?</text:span><text:span text:style-name="T154">a&gt;</text:span><text:span text:style-name="T152">個</text:span><text:span text:style-name="T249">體 </text:span><text:span text:style-name="T226">↔</text:span><text:span text:style-name="T248"> 資料</text:span>。</text:p>
                        </text:list-item>
                        <text:list-item>
                          <text:p text:style-name="P207"><text:span text:style-name="T152">&lt;?</text:span><text:span text:style-name="T154">a&gt;</text:span><text:span text:style-name="T152">個</text:span><text:span text:style-name="T249">體流 </text:span><text:span text:style-name="T226">↔</text:span><text:span text:style-name="T248"> 資料流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08">明顯例子，<text:span text:style-name="T248">速度型個體 有機率認定，其他速度型個體 是 存在</text:span>。</text:p>
                  <text:list>
                    <text:list-item>
                      <text:p text:style-name="P208"><text:span text:style-name="T248">速度型個體 有機率認定，某一特定加速度型個體 是 變化</text:span>。</text:p>
                    </text:list-item>
                    <text:list-item>
                      <text:p text:style-name="P209"><text:span text:style-name="T248">速度型個體 有機率認定，某一特定加加速度型個體 是 變化的變化</text:span>。</text:p>
                    </text:list-item>
                    <text:list-item>
                      <text:p text:style-name="P209"><text:span text:style-name="T248">速度型個體 有機率認定，某一特定位移型個體 是 存在的存在</text:span>。</text:p>
                    </text:list-item>
                  </text:list>
                </text:list-item>
              </text:list>
            </text:list-item>
            <text:list-item>
              <text:p text:style-name="P198">第一個個體 有機率（不會）完全蘊含 第二個個體。</text:p>
              <text:list>
                <text:list-item>
                  <text:p text:style-name="P198">明顯例子，假定，有 力。</text:p>
                  <text:list>
                    <text:list-item>
                      <text:p text:style-name="P210">假定，人類 蘊含 該力的<text:span text:style-name="T39"> </text:span><text:span text:style-name="T58">x%</text:span>。</text:p>
                    </text:list-item>
                    <text:list-item>
                      <text:p text:style-name="P210">假定，空氣 蘊含 該力的<text:span text:style-name="T39"> </text:span><text:span text:style-name="T58">y%</text:span><text:span text:style-name="T233">。</text:span></text:p>
                    </text:list-item>
                    <text:list-item>
                      <text:p text:style-name="P211"><text:span text:style-name="T132">100% </text:span><text:span text:style-name="T133">≥</text:span><text:span text:style-name="T136">（</text:span><text:span text:style-name="T132">x% + y%</text:span><text:span text:style-name="T136">）</text:span><text:span text:style-name="T133">≥</text:span><text:span text:style-name="T132"> x%、y% </text:span><text:span text:style-name="T133">≥</text:span><text:span text:style-name="T132"> 0%</text:span>。</text:p>
                    </text:list-item>
                  </text:list>
                </text:list-item>
                <text:list-item>
                  <text:p text:style-name="P211">明顯例子，假定，有 某一特定<text:span text:style-name="T59">&lt;?a&gt;</text:span><text:span text:style-name="T39">個體</text:span>。</text:p>
                  <text:list>
                    <text:list-item>
                      <text:p text:style-name="P212">假定，某一<text:span text:style-name="T39">特定</text:span><text:span text:style-name="T59">&lt;?b&gt;</text:span><text:span text:style-name="T39">個</text:span>體 蘊含 該<text:span text:style-name="T59">&lt;?a&gt;</text:span><text:span text:style-name="T39">個體</text:span><text:span text:style-name="T58">（本身、長度、位移、密度、頻率）</text:span>的<text:span text:style-name="T39"> </text:span><text:span text:style-name="T58">x%</text:span>。</text:p>
                    </text:list-item>
                    <text:list-item>
                      <text:p text:style-name="P212">假定，某一特<text:span text:style-name="T39">定</text:span><text:span text:style-name="T59">&lt;?c&gt;</text:span><text:span text:style-name="T39">個</text:span>體 蘊含 該<text:span text:style-name="T59">&lt;?a&gt;</text:span><text:span text:style-name="T39">個體</text:span><text:span text:style-name="T58">（本身、長度、位移、密度、頻率）</text:span>的<text:span text:style-name="T39"> </text:span><text:span text:style-name="T58">y%</text:span><text:span text:style-name="T233">。</text:span></text:p>
                    </text:list-item>
                    <text:list-item>
                      <text:p text:style-name="P212">假定，該<text:span text:style-name="T59">&lt;?</text:span><text:span text:style-name="T61">c</text:span><text:span text:style-name="T59">&gt;</text:span><text:span text:style-name="T39">個</text:span>體 完全蘊<text:span text:style-name="T39">含，該&lt;?</text:span><text:span text:style-name="T64">b&gt;個體 蘊含</text:span> 該<text:span text:style-name="T59">&lt;?a&gt;</text:span><text:span text:style-name="T39">個體，的 </text:span><text:span text:style-name="T64">z%</text:span>。</text:p>
                    </text:list-item>
                    <text:list-item>
                      <text:p text:style-name="P213"><text:span text:style-name="T28">1</text:span><text:span text:style-name="T39">00% ≥（x% + y% - </text:span><text:span text:style-name="T65">z%</text:span><text:span text:style-name="T39">）≥ x%、y% ≥</text:span><text:span text:style-name="T67"> z%</text:span><text:span text:style-name="T39"> ≥ 0%</text:span>。</text:p>
                      <text:list>
                        <text:list-item>
                          <text:p text:style-name="P212">假定，<text:span text:style-name="T65">z% = </text:span><text:span text:style-name="T39">y%</text:span>。</text:p>
                          <text:list>
                            <text:list-item>
                              <text:p text:style-name="P214">該<text:span text:style-name="T59">&lt;?</text:span><text:span text:style-name="T61">c</text:span><text:span text:style-name="T59">&gt;</text:span><text:span text:style-name="T39">個</text:span>體<text:span text:style-name="T234"> 完全蘊含 該</text:span><text:span text:style-name="T59">&lt;?</text:span><text:span text:style-name="T61">b</text:span><text:span text:style-name="T59">&gt;</text:span><text:span text:style-name="T39">個</text:span>體。</text:p>
                            </text:list-item>
                            <text:list-item>
                              <text:p text:style-name="P215"><text:span text:style-name="T28">1</text:span><text:span text:style-name="T39">00% ≥ x% ≥ y% ≥ 0%</text:span>。</text:p>
                            </text:list-item>
                            <text:list-item>
                              <text:p text:style-name="P216"><text:span text:style-name="T63">c &gt; </text:span><text:span text:style-name="T60">b </text:span><text:span text:style-name="T62">&gt;</text:span><text:span text:style-name="T39"> </text:span><text:span text:style-name="T60">a</text:span>。</text:p>
                            </text:list-item>
                          </text:list>
                        </text:list-item>
                        <text:list-item>
                          <text:p text:style-name="P217">假定，<text:span text:style-name="T39">y% &gt; </text:span><text:span text:style-name="T65">z%</text:span><text:span text:style-name="T39"> &gt; </text:span><text:span text:style-name="T68">0%</text:span>。</text:p>
                          <text:list>
                            <text:list-item>
                              <text:p text:style-name="P216">該<text:span text:style-name="T59">&lt;?</text:span><text:span text:style-name="T61">c</text:span><text:span text:style-name="T59">&gt;</text:span><text:span text:style-name="T39">個</text:span>體<text:span text:style-name="T234"> 部分蘊含 該</text:span><text:span text:style-name="T59">&lt;?</text:span><text:span text:style-name="T61">b</text:span><text:span text:style-name="T59">&gt;</text:span><text:span text:style-name="T39">個</text:span>體。</text:p>
                            </text:list-item>
                            <text:list-item>
                              <text:p text:style-name="P218"><text:span text:style-name="T28">1</text:span><text:span text:style-name="T39">00% ≥（x% + y% - </text:span><text:span text:style-name="T65">z%</text:span><text:span text:style-name="T39">）</text:span><text:span text:style-name="T66">&gt;</text:span><text:span text:style-name="T39"> x%、y% </text:span><text:span text:style-name="T67">&gt; z%</text:span><text:span text:style-name="T39"> &gt; 0%</text:span>。</text:p>
                            </text:list-item>
                            <text:list-item>
                              <text:p text:style-name="P216"><text:span text:style-name="T63">c &gt; </text:span><text:span text:style-name="T60">b </text:span><text:span text:style-name="T62">&gt;</text:span><text:span text:style-name="T39"> </text:span><text:span text:style-name="T60">a</text:span>。</text:p>
                            </text:list-item>
                          </text:list>
                        </text:list-item>
                        <text:list-item>
                          <text:p text:style-name="P219">假定，<text:span text:style-name="T65">z% = </text:span><text:span text:style-name="T69">0%</text:span>。</text:p>
                          <text:list>
                            <text:list-item>
                              <text:p text:style-name="P220"><text:span text:style-name="T234">該</text:span><text:span text:style-name="T59">&lt;?</text:span><text:span text:style-name="T61">b</text:span><text:span text:style-name="T59">&gt;</text:span><text:span text:style-name="T39">個</text:span>體、該<text:span text:style-name="T59">&lt;?</text:span><text:span text:style-name="T61">c</text:span><text:span text:style-name="T59">&gt;</text:span><text:span text:style-name="T39">個</text:span>體 沒有 蘊含。</text:p>
                            </text:list-item>
                            <text:list-item>
                              <text:p text:style-name="P211"><text:span text:style-name="T28">1</text:span><text:span text:style-name="T39">00% ≥（x% + y%）≥ x%、y% ≥ 0%</text:span>。</text:p>
                            </text:list-item>
                            <text:list-item>
                              <text:p text:style-name="P221"><text:span text:style-name="T137">b、</text:span><text:span text:style-name="T138">c</text:span><text:span text:style-name="T137"> </text:span><text:span text:style-name="T139">&gt;</text:span><text:span text:style-name="T28"> </text:span><text:span text:style-name="T137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1">當下</text:p>
          <text:list>
            <text:list-item>
              <text:p text:style-name="P222">明顯例子，假定，第一個個體、第二個個體 之間的 距離 是<text:span text:style-name="T28"> L公尺</text:span><text:span text:style-name="T235">。</text:span></text:p>
              <text:list>
                <text:list-item>
                  <text:p text:style-name="P223">假定，第一個個體 發射 某一特定個體 到 第二個個體。</text:p>
                  <text:list>
                    <text:list-item>
                      <text:p text:style-name="P223">第一個個體 發射（等速度運動的）該個體 到 第二個個體。</text:p>
                    </text:list-item>
                  </text:list>
                </text:list-item>
                <text:list-item>
                  <text:p text:style-name="P223">假定，第二個個體 接收到 該個體。</text:p>
                </text:list-item>
                <text:list-item>
                  <text:p text:style-name="P223">假定，發射、接收 之間的 時差 <text:span text:style-name="T39">是 T秒</text:span><text:span text:style-name="T236">。</text:span></text:p>
                  <text:list>
                    <text:list-item>
                      <text:p text:style-name="P223"><text:span text:style-name="T39">前進速度 = L / </text:span><text:span text:style-name="T70">T</text:span>。</text:p>
                    </text:list-item>
                  </text:list>
                </text:list-item>
                <text:list-item>
                  <text:p text:style-name="P224">（當下的）第一個個體 感測到、觀測到<text:span text:style-name="T28">（</text:span><text:span text:style-name="T39">（過去的</text:span>）第二個個體 發射的）該個體。</text:p>
                  <text:list>
                    <text:list-item>
                      <text:p text:style-name="P224">（<text:span text:style-name="T39">第</text:span><text:span text:style-name="T71">t</text:span><text:span text:style-name="T237">秒</text:span>的）第一個個體 感測到、觀測到<text:span text:style-name="T28">（</text:span><text:span text:style-name="T39">（第</text:span><text:span text:style-name="T71">t-</text:span><text:span text:style-name="T39">T秒的</text:span>）第二個個體 發射的）該個體。</text:p>
                      <text:list>
                        <text:list-item>
                          <text:p text:style-name="P126"><text:span text:style-name="T28">t 是 某一特定數值</text:span>。</text:p>
                        </text:list-item>
                      </text:list>
                    </text:list-item>
                    <text:list-item>
                      <text:p text:style-name="P127"><text:span text:style-name="T238">（</text:span><text:span text:style-name="T140">第</text:span><text:span text:style-name="T28">t</text:span>秒<text:span text:style-name="T238">的）第一個個體 </text:span>有機率認定，<text:span text:style-name="T140">（第</text:span><text:span text:style-name="T28">t-</text:span><text:span text:style-name="T140">T秒的</text:span><text:span text:style-name="T238">）第二個個體 發射出 該個體</text:span>。</text:p>
                    </text:list-item>
                  </text:list>
                </text:list-item>
                <text:list-item>
                  <text:p text:style-name="P126">假定，第二個個體（的 位置）正在遠離 第一個個體。</text:p>
                  <text:list>
                    <text:list-item>
                      <text:p text:style-name="P128"><text:span text:style-name="T39">L、T 變大</text:span>。</text:p>
                    </text:list-item>
                    <text:list-item>
                      <text:p text:style-name="P129"><text:span text:style-name="T140">被發射物的 前進</text:span>速度 不變。</text:p>
                    </text:list-item>
                    <text:list-item>
                      <text:p text:style-name="P130">假定，第一個個體的 <text:span text:style-name="T127">存在</text:span> <text:span text:style-name="T159">沒有 </text:span>變小<text:span text:style-name="T28">、</text:span>變大。</text:p>
                      <text:list>
                        <text:list-item>
                          <text:p text:style-name="P131">已知，第二個個體（的 位置）正在遠離 第一個個體。</text:p>
                        </text:list-item>
                        <text:list-item>
                          <text:p text:style-name="P132">第二個個體 感測到、觀測到，第一個個體的 <text:span text:style-name="T127">存在</text:span> 變小。</text:p>
                          <text:list>
                            <text:list-item>
                              <text:p text:style-name="P132"><text:span text:style-name="T127">存在</text:span><text:span text:style-name="T178"> </text:span><text:span text:style-name="T192">↔</text:span><text:span text:style-name="T127"> </text:span>尺度<text:span text:style-name="T127">。</text:span></text:p>
                              <text:list>
                                <text:list-item>
                                  <text:p text:style-name="P242">（尺度 的 相關描述在 <text:span text:style-name="T201">世界學</text:span> 文件群的 <text:span text:style-name="T201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0">假定，第一個個體的 變化 <text:span text:style-name="T159">沒有 </text:span>變慢<text:span text:style-name="T28">、</text:span>變快。</text:p>
                      <text:list>
                        <text:list-item>
                          <text:p text:style-name="P131">已知，第二個個體（的 位置）正在遠離 第一個個體。</text:p>
                        </text:list-item>
                        <text:list-item>
                          <text:p text:style-name="P128">第二個個體 感測到、觀測到，第一個個體的 變化 變慢。</text:p>
                          <text:list>
                            <text:list-item>
                              <text:p text:style-name="P128">明顯例子，假定，第一個個體 在 喝水。</text:p>
                              <text:list>
                                <text:list-item>
                                  <text:p text:style-name="P128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3">明顯例子，紅移。</text:p>
                    </text:list-item>
                  </text:list>
                </text:list-item>
                <text:list-item>
                  <text:p text:style-name="P134">假定，第二個個體（的 位置）正在接近 第一個個體。</text:p>
                  <text:list>
                    <text:list-item>
                      <text:p text:style-name="P134"><text:span text:style-name="T39">L、T 變小</text:span>。</text:p>
                    </text:list-item>
                    <text:list-item>
                      <text:p text:style-name="P129"><text:span text:style-name="T140">被發射物的 前進</text:span>速度 不變。</text:p>
                    </text:list-item>
                    <text:list-item>
                      <text:p text:style-name="P132">第二個個體 感測到、觀測到，第一個個體的 <text:span text:style-name="T127">存在</text:span> 變大。</text:p>
                    </text:list-item>
                    <text:list-item>
                      <text:p text:style-name="P133">第二個個體 感測到、觀測到，第一個個體的 變化 變快。</text:p>
                    </text:list-item>
                    <text:list-item>
                      <text:p text:style-name="P126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bookmark-start text:name="型態層級"/>型態層級<text:bookmark-end text:name="型態層級"/></text:p>
          <text:list>
            <text:list-item>
              <text:p text:style-name="P20"><text:span text:style-name="T1">明顯例子，</text:span>第<text:span text:style-name="T143">a</text:span><text:span text:style-name="T240">層級型態個體</text:span> <text:span text:style-name="T225">↔</text:span><text:span text:style-name="T239"> </text:span><text:span text:style-name="T72">&lt;?2-</text:span><text:span text:style-name="T73">a</text:span><text:span text:style-name="T72">&gt;個</text:span><text:span text:style-name="T239">體</text:span>。</text:p>
              <text:list>
                <text:list-item>
                  <text:p text:style-name="P135">肉質層個體 <text:span text:style-name="T225">↔</text:span><text:span text:style-name="T152"> </text:span><text:span text:style-name="T72">&lt;?2&gt;個</text:span><text:span text:style-name="T239">體、第</text:span><text:span text:style-name="T153">0</text:span><text:span text:style-name="T239">層級型態個體</text:span>。</text:p>
                  <text:list>
                    <text:list-item>
                      <text:p text:style-name="P126">明顯例子，肉體、物質。</text:p>
                      <text:list>
                        <text:list-item>
                          <text:p text:style-name="P136">肉體、物質 有機率 有意識的、有感測的、有感知的、有認定的、有投影世界觀。</text:p>
                          <text:list>
                            <text:list-item>
                              <text:p text:style-name="P136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21">肉體 是<text:span text:style-name="T1"> 有意識的</text:span><text:span text:style-name="T10"> 物質、</text:span><text:span text:style-name="T39">&lt;?</text:span><text:span text:style-name="T77">2&gt;個</text:span><text:span text:style-name="T244">體</text:span>。</text:p>
                          <text:list>
                            <text:list-item>
                              <text:p text:style-name="P137">有意識的 <text:span text:style-name="T39">物質、&lt;?</text:span><text:span text:style-name="T79">2</text:span><text:span text:style-name="T78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明顯例子<text:span text:style-name="T39">，&lt;?</text:span><text:span text:style-name="T75">2&gt;個體 有機率認定，&lt;?2&gt;個</text:span><text:span text:style-name="T243">體 是 肉體、物質。</text:span></text:p>
                      <text:list>
                        <text:list-item>
                          <text:p text:style-name="P136">明顯例子，人類 有機率認定，細胞 是（該人類 的）肉體、物質。</text:p>
                        </text:list-item>
                        <text:list-item>
                          <text:p text:style-name="P139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35">靈魂層個體 <text:span text:style-name="T225">↔</text:span><text:span text:style-name="T152"> </text:span><text:span text:style-name="T72">&lt;?1&gt;個</text:span><text:span text:style-name="T239">體、第</text:span><text:span text:style-name="T151">1</text:span><text:span text:style-name="T249">層級型態個體</text:span>。</text:p>
                  <text:list>
                    <text:list-item>
                      <text:p text:style-name="P140">明顯例子，靈魂、能量。</text:p>
                      <text:list>
                        <text:list-item>
                          <text:p text:style-name="P141">靈魂、能量 有機率 有意識的、有感測的、有感知的、有認定的、有投影世界觀。</text:p>
                          <text:list>
                            <text:list-item>
                              <text:p text:style-name="P141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22">靈魂 是<text:span text:style-name="T1"> 有意識的 能量、</text:span><text:span text:style-name="T28">&lt;?</text:span><text:span text:style-name="T144">1&gt;</text:span><text:span text:style-name="T241">個體</text:span>。</text:p>
                          <text:list>
                            <text:list-item>
                              <text:p text:style-name="P137">有意識的 <text:span text:style-name="T39">能量、&lt;?</text:span><text:span text:style-name="T78">1&gt;個體</text:span> 的 明顯例子，有意識的 力。</text:p>
                            </text:list-item>
                            <text:list-item>
                              <text:p text:style-name="P142">靈魂 是 有意識的、有感測的、有感知的、有認定的、有投影世界觀的 力個體。</text:p>
                            </text:list-item>
                            <text:list-item>
                              <text:p text:style-name="P138">靈魂 是 有意識的、有感測的、有感知的、有認定的、有投影世界觀的 <text:span text:style-name="T28">&lt;?</text:span><text:span text:style-name="T144">1&gt;</text:span>個體。</text:p>
                            </text:list-item>
                            <text:list-item>
                              <text:p text:style-name="P143"><text:span text:style-name="T39">&lt;?</text:span><text:span text:style-name="T81">1&gt;個體群 有機率形成 &lt;?1&gt;群體</text:span><text:span text:style-name="T39">。</text:span></text:p>
                            </text:list-item>
                            <text:list-item>
                              <text:p text:style-name="P138"><text:span text:style-name="T39">&lt;?</text:span><text:span text:style-name="T81">1&gt;個體群 有機率 產生、形成、建造 &lt;?1&gt;文明</text:span><text:span text:style-name="T245">。</text:span></text:p>
                            </text:list-item>
                            <text:list-item>
                              <text:p text:style-name="P144"><text:span text:style-name="T81">力個體群 有機率 產生、形成、建造 力文明</text:span>。</text:p>
                            </text:list-item>
                            <text:list-item>
                              <text:p text:style-name="P145">靈魂<text:span text:style-name="T81">個體群 有機率 產生、形成、建造 </text:span>靈魂<text:span text:style-name="T81">文明</text:span>。</text:p>
                            </text:list-item>
                            <text:list-item>
                              <text:p text:style-name="P146">靈魂<text:span text:style-name="T81">個體群、肉體個體群 有機率 產生、形成、建造 &lt;?</text:span><text:span text:style-name="T82">1&gt;、&lt;?2&gt; 複合型</text:span><text:span text:style-name="T81">文明</text:span>。</text:p>
                            </text:list-item>
                            <text:list-item>
                              <text:p text:style-name="P147"><text:span text:style-name="T81">人類個體群 有機率 產生、形成、建造 &lt;?</text:span><text:span text:style-name="T82">1&gt;、&lt;?2&gt; 複合型</text:span><text:span text:style-name="T81">文明</text:span>。</text:p>
                            </text:list-item>
                            <text:list-item>
                              <text:p text:style-name="P148"><text:span text:style-name="T81">人類個體群 有機率 產生、形成、建造 &lt;?</text:span><text:span text:style-name="T83">a</text:span><text:span text:style-name="T82">&gt;</text:span><text:span text:style-name="T84">~</text:span><text:span text:style-name="T82">&lt;?</text:span><text:span text:style-name="T83">b</text:span><text:span text:style-name="T82">&gt; 複合型</text:span><text:span text:style-name="T81">文明</text:span>。</text:p>
                              <text:list>
                                <text:list-item>
                                  <text:p text:style-name="P149"><text:span text:style-name="T146">n</text:span><text:span text:style-name="T145"> </text:span><text:span text:style-name="T134">≥</text:span><text:span text:style-name="T145"> a </text:span><text:span text:style-name="T134">≥</text:span><text:span text:style-name="T145"> b </text:span><text:span text:style-name="T134">≥</text:span><text:span text:style-name="T145"> </text:span><text:span text:style-name="T146">u</text:span>。</text:p>
                                </text:list-item>
                              </text:list>
                            </text:list-item>
                            <text:list-item>
                              <text:p text:style-name="P243"><text:span text:style-name="T81">&lt;?</text:span><text:span text:style-name="T83">a</text:span><text:span text:style-name="T82">&gt;</text:span><text:span text:style-name="T84">~</text:span><text:span text:style-name="T82">&lt;?</text:span><text:span text:style-name="T83">b</text:span><text:span text:style-name="T82">&gt; </text:span><text:span text:style-name="T81">個體群 有機率 產生、形成、建造 &lt;?</text:span><text:span text:style-name="T83">a</text:span><text:span text:style-name="T82">&gt;</text:span><text:span text:style-name="T84">~</text:span><text:span text:style-name="T82">&lt;?</text:span><text:span text:style-name="T83">b</text:span><text:span text:style-name="T82">&gt; 複合型</text:span><text:span text:style-name="T81">文明</text:span>。</text:p>
                            </text:list-item>
                          </text:list>
                        </text:list-item>
                        <text:list-item>
                          <text:p text:style-name="P138">超能力個體 有機率 感測、交互作用 靈魂、有意識的<text:span text:style-name="T39">&lt;?</text:span><text:span text:style-name="T74">1&gt;個</text:span><text:span text:style-name="T242">體。</text:span></text:p>
                          <text:list>
                            <text:list-item>
                              <text:p text:style-name="P23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76">&lt;?a&gt;個體</text:span>。</text:p>
                            </text:list-item>
                            <text:list-item>
                              <text:p text:style-name="P138"><text:span text:style-name="T39">明顯例子，假定，一大群 沒有、無法（認知到）感測、交互作用 &lt;?</text:span><text:span text:style-name="T80">a&gt;個體。</text:span></text:p>
                              <text:list>
                                <text:list-item>
                                  <text:p text:style-name="P231">假定，單一、一小群 能夠（認知到）感測、交互作用 &lt;?a&gt;個體。</text:p>
                                </text:list-item>
                                <text:list-item>
                                  <text:p text:style-name="P231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150"><text:span text:style-name="T39">明顯例子，假定，一大群 沒有、無法（認知到）感測、交互作用 靈魂個體</text:span><text:span text:style-name="T80">。</text:span></text:p>
                              <text:list>
                                <text:list-item>
                                  <text:p text:style-name="P150"><text:span text:style-name="T80">假定，單一、一小群 能夠（認知到）感測、交互作用 </text:span><text:span text:style-name="T39">靈魂個體</text:span><text:span text:style-name="T80">。</text:span></text:p>
                                </text:list-item>
                                <text:list-item>
                                  <text:p text:style-name="P232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<text:span text:style-name="T39">明顯例子，&lt;?</text:span><text:span text:style-name="T75">3&gt;個體 有機率認定，有意識的&lt;?2&gt;個體 是 靈魂、能量</text:span><text:span text:style-name="T243">。</text:span></text:p>
                      <text:list>
                        <text:list-item>
                          <text:p text:style-name="P138">明顯例子，空間 有機率認定，人類 是（該空間 的）靈魂、能量。</text:p>
                        </text:list-item>
                        <text:list-item>
                          <text:p text:style-name="P151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35">精神層個體 <text:span text:style-name="T225">↔</text:span><text:span text:style-name="T152"> </text:span><text:span text:style-name="T141">&lt;?</text:span><text:span text:style-name="T142">0</text:span><text:span text:style-name="T239">&gt;個體、第</text:span><text:span text:style-name="T153">2</text:span><text:span text:style-name="T239">層級型態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20:58:06.609000000</dc:date>
    <meta:editing-duration>P19DT3H33S</meta:editing-duration>
    <meta:editing-cycles>16472</meta:editing-cycles>
    <meta:document-statistic meta:table-count="0" meta:image-count="0" meta:object-count="0" meta:page-count="1" meta:paragraph-count="573" meta:word-count="13118" meta:character-count="16245" meta:non-whitespace-character-count="14330"/>
  </office:meta>
</office:document-meta>
</file>